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List_20_Paragraph">
      <style:paragraph-properties fo:margin-left="0.5984in" fo:margin-right="0in" fo:text-indent="0in" style:auto-text-indent="false">
        <style:tab-stops>
          <style:tab-stop style:position="0.598in"/>
          <style:tab-stop style:position="0.5984in"/>
        </style:tab-stops>
      </style:paragraph-properties>
    </style:style>
    <style:style style:name="P2" style:family="paragraph" style:parent-style-name="Text_20_body">
      <style:paragraph-properties fo:margin-left="0.0984in" fo:margin-right="0in" fo:text-indent="0in" style:auto-text-indent="false"/>
    </style:style>
    <style:style style:name="P3" style:family="paragraph" style:parent-style-name="Text_20_body">
      <style:paragraph-properties fo:margin-left="0.0984in" fo:margin-right="0in" fo:line-height="150%" fo:text-indent="0in" style:auto-text-indent="false">
        <style:tab-stops>
          <style:tab-stop style:position="2.0654in"/>
        </style:tab-stops>
      </style:paragraph-properties>
    </style:style>
    <style:style style:name="P4" style:family="paragraph" style:parent-style-name="Text_20_body">
      <style:paragraph-properties fo:margin-left="0.0984in" fo:margin-right="0in" fo:line-height="150%" fo:text-indent="0in" style:auto-text-indent="false">
        <style:tab-stops>
          <style:tab-stop style:position="2.0654in"/>
        </style:tab-stops>
      </style:paragraph-properties>
      <style:text-properties officeooo:paragraph-rsid="0023ae79"/>
    </style:style>
    <style:style style:name="P5" style:family="paragraph" style:parent-style-name="Standard">
      <style:paragraph-properties fo:margin-left="0.0984in" fo:margin-right="0in" fo:text-align="justify" style:justify-single-word="false" fo:text-indent="0in" style:auto-text-indent="false">
        <style:tab-stops>
          <style:tab-stop style:position="0.598in"/>
          <style:tab-stop style:position="0.5984in"/>
        </style:tab-stops>
      </style:paragraph-properties>
      <style:text-properties officeooo:paragraph-rsid="004c3a35"/>
    </style:style>
    <style:style style:name="P6" style:family="paragraph" style:parent-style-name="Text_20_body">
      <style:text-properties fo:font-weight="bold" style:font-weight-asian="bold"/>
    </style:style>
    <style:style style:name="P7" style:family="paragraph" style:parent-style-name="Text_20_body">
      <style:text-properties fo:font-size="12pt" style:font-size-asian="12pt"/>
    </style:style>
    <style:style style:name="P8" style:family="paragraph" style:parent-style-name="Text_20_body">
      <style:paragraph-properties fo:text-align="justify" style:justify-single-word="false"/>
      <style:text-properties fo:font-size="12pt" officeooo:paragraph-rsid="0034777e" style:font-size-asian="12pt" style:font-size-complex="12pt"/>
    </style:style>
    <style:style style:name="P9" style:family="paragraph" style:parent-style-name="Text_20_body">
      <style:paragraph-properties fo:text-align="justify" style:justify-single-word="false"/>
      <style:text-properties fo:font-size="12pt" officeooo:paragraph-rsid="0050fde5" style:font-size-asian="12pt" style:font-size-complex="12pt"/>
    </style:style>
    <style:style style:name="P10"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11" style:family="paragraph" style:parent-style-name="Text_20_body">
      <style:paragraph-properties fo:text-align="justify" style:justify-single-word="false"/>
      <style:text-properties fo:font-size="12pt" style:text-underline-style="none" fo:font-weight="bold" officeooo:rsid="00056343" style:font-size-asian="12pt" style:font-weight-asian="bold" style:font-size-complex="12pt" style:font-weight-complex="bold"/>
    </style:style>
    <style:style style:name="P12"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3" style:family="paragraph" style:parent-style-name="Text_20_body">
      <style:text-properties fo:font-size="8pt" style:font-size-asian="8pt" style:font-size-complex="8pt"/>
    </style:style>
    <style:style style:name="P14" style:family="paragraph" style:parent-style-name="Text_20_body">
      <style:paragraph-properties fo:margin-top="0.0043in" fo:margin-bottom="0in" loext:contextual-spacing="false"/>
      <style:text-properties fo:font-weight="bold" style:font-weight-asian="bold"/>
    </style:style>
    <style:style style:name="P15" style:family="paragraph" style:parent-style-name="Text_20_body">
      <style:paragraph-properties fo:margin-left="2.1937in" fo:margin-right="0.5634in" fo:line-height="150%" fo:text-indent="-2.0957in" style:auto-text-indent="false">
        <style:tab-stops>
          <style:tab-stop style:position="2.0654in"/>
        </style:tab-stops>
      </style:paragraph-properties>
    </style:style>
    <style:style style:name="P16" style:family="paragraph" style:parent-style-name="Text_20_body">
      <style:paragraph-properties fo:margin-left="0.0984in" fo:margin-right="1.7681in" fo:line-height="150%" fo:text-indent="0in" style:auto-text-indent="false">
        <style:tab-stops>
          <style:tab-stop style:position="2.0654in"/>
        </style:tab-stops>
      </style:paragraph-properties>
    </style:style>
    <style:style style:name="P17" style:family="paragraph" style:parent-style-name="Text_20_body">
      <style:paragraph-properties fo:margin-left="0.0984in" fo:margin-right="0.2126in" fo:line-height="150%" fo:text-indent="0in" style:auto-text-indent="false">
        <style:tab-stops>
          <style:tab-stop style:position="2.0654in"/>
        </style:tab-stops>
      </style:paragraph-properties>
    </style:style>
    <style:style style:name="P18" style:family="paragraph" style:parent-style-name="Text_20_body">
      <style:paragraph-properties fo:margin-left="0.4925in" fo:margin-right="0in" fo:text-align="justify" style:justify-single-word="false" fo:text-indent="-0.2953in" style:auto-text-indent="false"/>
      <style:text-properties fo:font-size="12pt" style:font-size-asian="12pt" style:font-size-complex="12pt"/>
    </style:style>
    <style:style style:name="P19" style:family="paragraph" style:parent-style-name="Heading_20_1">
      <style:paragraph-properties fo:margin-left="2.0319in" fo:margin-right="0in" fo:text-align="center" style:justify-single-word="false" fo:text-indent="-2.0319in" style:auto-text-indent="false"/>
    </style:style>
    <style:style style:name="P20" style:family="paragraph" style:parent-style-name="Párrafo_20_de_20_lista">
      <style:paragraph-properties fo:margin-left="0in" fo:margin-right="0in" fo:margin-top="0in" fo:margin-bottom="0in" loext:contextual-spacing="true" fo:line-height="100%" fo:text-align="justify" style:justify-single-word="false" fo:orphans="2" fo:widows="2" fo:text-indent="0in" style:auto-text-indent="false" style:writing-mode="lr-tb"/>
      <style:text-properties style:font-name="Arial1" fo:font-size="12pt" fo:font-weight="normal" style:font-size-asian="12pt" style:font-weight-asian="normal" style:font-name-complex="Arial1" style:font-size-complex="12pt" style:font-weight-complex="normal"/>
    </style:style>
    <style:style style:name="P21" style:family="paragraph" style:parent-style-name="Text_20_body" style:master-page-name="">
      <style:paragraph-properties fo:margin-left="0in" fo:margin-right="0in" fo:margin-top="0in" fo:margin-bottom="0in" loext:contextual-spacing="true" fo:line-height="100%" fo:text-align="justify" style:justify-single-word="false" fo:orphans="2" fo:widows="2" fo:text-indent="0in" style:auto-text-indent="false" style:page-number="auto" style:writing-mode="lr-tb"/>
      <style:text-properties style:font-name="Arial1" fo:font-size="12pt" fo:font-weight="normal" officeooo:paragraph-rsid="00256ed1" style:font-size-asian="12pt" style:font-weight-asian="normal" style:font-name-complex="Arial1" style:font-size-complex="12pt" style:font-weight-complex="normal"/>
    </style:style>
    <style:style style:name="P22"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0a3c23" officeooo:paragraph-rsid="000b3fa7" style:font-size-asian="12pt" style:font-weight-asian="bold" style:font-size-complex="12pt"/>
    </style:style>
    <style:style style:name="P2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0b3fa7" style:font-size-asian="12pt" style:font-weight-asian="normal" style:font-size-complex="12pt" style:font-weight-complex="normal"/>
    </style:style>
    <style:style style:name="P2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780ee" officeooo:paragraph-rsid="00377010" style:font-size-asian="12pt" style:font-weight-asian="normal" style:font-size-complex="12pt" style:font-weight-complex="normal"/>
    </style:style>
    <style:style style:name="P2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173d5" officeooo:paragraph-rsid="005173d5" style:font-size-asian="12pt" style:font-weight-asian="normal" style:font-size-complex="12pt" style:font-weight-complex="normal"/>
    </style:style>
    <style:style style:name="P26"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f3394" officeooo:paragraph-rsid="003b7189" style:font-size-asian="12pt" style:font-weight-asian="normal" style:font-size-complex="12pt"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officeooo:rsid="00495dbc" officeooo:paragraph-rsid="004454b7" style:font-size-asian="12pt" style:font-size-complex="12pt"/>
    </style:style>
    <style:style style:name="P28"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3780ee" officeooo:paragraph-rsid="00377010" style:font-size-asian="12pt" style:font-weight-asian="normal" style:font-size-complex="12pt" style:font-weight-complex="normal"/>
    </style:style>
    <style:style style:name="P29" style:family="paragraph" style:parent-style-name="Standard">
      <style:text-properties fo:font-size="8pt" style:font-size-asian="8pt" style:font-size-complex="8pt"/>
    </style:style>
    <style:style style:name="P30" style:family="paragraph" style:parent-style-name="Standard">
      <style:paragraph-properties fo:text-align="start" style:justify-single-word="false"/>
      <style:text-properties fo:font-size="12pt" fo:font-weight="normal" officeooo:rsid="001f7543" officeooo:paragraph-rsid="0043d0c9" style:font-size-asian="12pt" style:font-weight-asian="normal" style:font-size-complex="12pt" style:font-weight-complex="normal"/>
    </style:style>
    <style:style style:name="P31" style:family="paragraph" style:parent-style-name="Text_20_body">
      <style:paragraph-properties fo:margin-left="0.0984in" fo:margin-right="1in" fo:line-height="150%" fo:text-indent="0in" style:auto-text-indent="false">
        <style:tab-stops>
          <style:tab-stop style:position="2.0654in"/>
          <style:tab-stop style:position="3.2484in"/>
        </style:tab-stops>
      </style:paragraph-properties>
    </style:style>
    <style:style style:name="P32" style:family="paragraph" style:parent-style-name="Standard">
      <style:paragraph-properties fo:margin-left="0.5457in" fo:margin-right="0in" fo:margin-top="0in" fo:margin-bottom="0in" loext:contextual-spacing="false" fo:line-height="100%" fo:text-align="justify" style:justify-single-word="false" fo:text-indent="0in" style:auto-text-indent="false">
        <style:tab-stops>
          <style:tab-stop style:position="0.598in"/>
          <style:tab-stop style:position="0.5984in"/>
        </style:tab-stops>
      </style:paragraph-properties>
      <style:text-properties style:font-name="Arial1" style:font-name-complex="Arial1"/>
    </style:style>
    <style:style style:name="P33"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0fd93a" style:font-size-asian="12pt" style:font-weight-asian="normal" style:font-size-complex="12pt" style:font-weight-complex="normal"/>
    </style:style>
    <style:style style:name="P34"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3780ee" style:font-size-asian="12pt" style:font-weight-asian="normal" style:font-size-complex="12pt" style:font-weight-complex="normal"/>
    </style:style>
    <style:style style:name="P35" style:family="paragraph" style:parent-style-name="Text_20_body">
      <style:paragraph-properties fo:margin-left="0.4925in" fo:margin-right="0in" fo:text-align="justify" style:justify-single-word="false" fo:text-indent="0in" style:auto-text-indent="false"/>
      <style:text-properties fo:font-size="12pt" style:font-size-asian="12pt" style:font-size-complex="12pt"/>
    </style:style>
    <style:style style:name="P36" style:family="paragraph" style:parent-style-name="Standard" style:list-style-name="L4">
      <loext:graphic-properties draw:fill="none"/>
      <style:paragraph-properties fo:text-align="start" style:justify-single-word="false" fo:background-color="transparent"/>
      <style:text-properties fo:font-size="12pt" style:text-underline-style="none" fo:font-weight="normal" officeooo:rsid="001bdc45" officeooo:paragraph-rsid="005d7e79" style:font-size-asian="12pt" style:font-weight-asian="normal" style:font-size-complex="12pt" style:font-weight-complex="normal"/>
    </style:style>
    <style:style style:name="P37" style:family="paragraph" style:parent-style-name="Standard" style:list-style-name="L4">
      <loext:graphic-properties draw:fill="none"/>
      <style:paragraph-properties fo:text-align="start" style:justify-single-word="false" fo:background-color="transparent"/>
      <style:text-properties fo:font-size="12pt" style:text-underline-style="none" fo:font-weight="normal" officeooo:rsid="0018e5f9" officeooo:paragraph-rsid="005d7e79" style:font-size-asian="12pt" style:font-weight-asian="normal" style:font-size-complex="12pt" style:font-weight-complex="normal"/>
    </style:style>
    <style:style style:name="P38" style:family="paragraph" style:parent-style-name="Standard" style:list-style-name="L4">
      <loext:graphic-properties draw:fill="none"/>
      <style:paragraph-properties fo:text-align="start" style:justify-single-word="false" fo:background-color="transparent"/>
      <style:text-properties fo:font-size="12pt" style:text-underline-style="none" fo:font-weight="normal" officeooo:rsid="001a9fcb" officeooo:paragraph-rsid="005d7e79"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5e4d87" officeooo:paragraph-rsid="005e4d87" style:font-size-asian="12pt" style:font-weight-asian="normal" style:font-size-complex="12pt" style:font-weight-complex="normal"/>
    </style:style>
    <style:style style:name="P40" style:family="paragraph" style:parent-style-name="Standard" style:list-style-name="WWNum1">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officeooo:rsid="00337097" officeooo:paragraph-rsid="004c3a35" style:font-name-complex="Arial1"/>
    </style:style>
    <style:style style:name="P41" style:family="paragraph" style:parent-style-name="Standard" style:list-style-name="WWNum1">
      <style:paragraph-properties fo:margin-top="0in" fo:margin-bottom="0in" loext:contextual-spacing="false" fo:line-height="100%" fo:text-align="center" style:justify-single-word="false" fo:break-before="page">
        <style:tab-stops>
          <style:tab-stop style:position="0.3752in"/>
          <style:tab-stop style:position="0.598in"/>
        </style:tab-stops>
      </style:paragraph-properties>
      <style:text-properties style:font-name="Arial1" fo:font-size="14pt" style:text-underline-style="solid" style:text-underline-width="auto" style:text-underline-color="font-color" fo:font-weight="bold" officeooo:rsid="00337097" officeooo:paragraph-rsid="00337097" style:font-size-asian="14pt" style:font-weight-asian="bold" style:font-name-complex="Arial1" style:font-size-complex="14pt"/>
    </style:style>
    <style:style style:name="P42" style:family="paragraph" style:parent-style-name="Standard" style:list-style-name="WWNum2" style:master-page-name="">
      <style:paragraph-properties fo:text-align="justify" style:justify-single-word="false" style:page-number="auto"/>
      <style:text-properties fo:font-size="12pt" officeooo:paragraph-rsid="00256ed1" style:font-size-asian="12pt" style:font-size-complex="12pt"/>
    </style:style>
    <style:style style:name="P43" style:family="paragraph" style:parent-style-name="Standard" style:list-style-name="L4">
      <loext:graphic-properties draw:fill="none"/>
      <style:paragraph-properties fo:text-align="start"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178cdb" officeooo:paragraph-rsid="005d7e79" style:font-size-asian="12pt" style:font-weight-asian="normal" style:font-size-complex="12pt" style:font-weight-complex="normal"/>
    </style:style>
    <style:style style:name="P44" style:family="paragraph" style:parent-style-name="Standard" style:list-style-name="L4">
      <loext:graphic-properties draw:fill="none"/>
      <style:paragraph-properties fo:text-align="start"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18e5f9" officeooo:paragraph-rsid="005d7e79" style:font-size-asian="12pt" style:font-weight-asian="normal" style:font-size-complex="12pt" style:font-weight-complex="normal"/>
    </style:style>
    <style:style style:name="P45" style:family="paragraph" style:parent-style-name="Standard" style:list-style-name="L4">
      <loext:graphic-properties draw:fill="none"/>
      <style:paragraph-properties fo:text-align="start"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1bdc45" officeooo:paragraph-rsid="005d7e79" style:font-size-asian="12pt" style:font-weight-asian="normal" style:font-size-complex="12pt" style:font-weight-complex="normal"/>
    </style:style>
    <style:style style:name="P46" style:family="paragraph" style:parent-style-name="Standard" style:list-style-name="L4">
      <loext:graphic-properties draw:fill="none"/>
      <style:paragraph-properties fo:text-align="start"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1d2265" officeooo:paragraph-rsid="005e4d87" style:font-size-asian="12pt" style:font-weight-asian="normal" style:font-size-complex="12pt" style:font-weight-complex="normal"/>
    </style:style>
    <style:style style:name="P47" style:family="paragraph" style:parent-style-name="Standard" style:list-style-name="L4">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e4d87" officeooo:paragraph-rsid="005e4d87" style:font-size-asian="12pt" style:font-weight-asian="normal" style:font-size-complex="12pt" style:font-weight-complex="normal"/>
    </style:style>
    <style:style style:name="P48" style:family="paragraph" style:parent-style-name="Text_20_body" style:master-page-name="Standard">
      <style:paragraph-properties fo:margin-top="0.0043in" fo:margin-bottom="0in" loext:contextual-spacing="false" style:page-number="auto"/>
      <style:text-properties style:font-name="Times New Roman"/>
    </style:style>
    <style:style style:name="P49" style:family="paragraph" style:parent-style-name="Text_20_body">
      <style:paragraph-properties fo:text-align="center" style:justify-single-word="false"/>
      <style:text-properties fo:font-size="12pt" fo:font-weight="normal" officeooo:rsid="001f7543" officeooo:paragraph-rsid="001f7543" style:font-size-asian="12pt" style:font-weight-asian="normal" style:font-size-complex="12pt" style:font-weight-complex="normal"/>
    </style:style>
    <style:style style:name="P50" style:family="paragraph" style:parent-style-name="Text_20_body" style:list-style-name="WWNum2">
      <style:paragraph-properties fo:margin-left="0.4925in" fo:margin-right="0in" fo:text-align="justify" style:justify-single-word="false" fo:text-indent="-0.2953in" style:auto-text-indent="false"/>
      <style:text-properties fo:font-size="12pt" style:font-size-asian="12pt" style:font-size-complex="12pt"/>
    </style:style>
    <style:style style:name="P51"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5173d5" officeooo:paragraph-rsid="0035d00d" style:font-size-asian="12pt" style:font-weight-asian="bold" style:font-size-complex="12pt"/>
    </style:style>
    <style:style style:name="P52"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 style:position="0.3138in"/>
        </style:tab-stops>
      </style:paragraph-properties>
      <style:text-properties fo:font-size="12pt" style:text-underline-style="none" fo:font-weight="bold" officeooo:rsid="003ac7d0" officeooo:paragraph-rsid="005e4d87" style:font-size-asian="12pt" style:font-weight-asian="bold" style:font-size-complex="12pt"/>
    </style:style>
    <style:style style:name="P53" style:family="paragraph" style:parent-style-name="Text_20_body" style:list-style-name="L6">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officeooo:paragraph-rsid="005173d5"/>
    </style:style>
    <style:style style:name="P54"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173d5" officeooo:paragraph-rsid="005173d5" style:font-size-asian="12pt" style:font-weight-asian="normal" style:font-size-complex="12pt" style:font-weight-complex="normal"/>
    </style:style>
    <style:style style:name="P55" style:family="paragraph" style:parent-style-name="Text_20_body">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173d5" officeooo:paragraph-rsid="005173d5" style:font-size-asian="12pt" style:font-weight-asian="normal" style:font-size-complex="12pt" style:font-weight-complex="normal"/>
    </style:style>
    <style:style style:name="P56"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3ae34" officeooo:paragraph-rsid="0053ae34" style:font-size-asian="12pt" style:font-weight-asian="normal" style:font-size-complex="12pt" style:font-weight-complex="normal"/>
    </style:style>
    <style:style style:name="P57"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4ed84" officeooo:paragraph-rsid="0054ed84" style:font-size-asian="12pt" style:font-weight-asian="normal" style:font-size-complex="12pt" style:font-weight-complex="normal"/>
    </style:style>
    <style:style style:name="P58"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52725" officeooo:paragraph-rsid="00552725" style:font-size-asian="12pt" style:font-weight-asian="normal" style:font-size-complex="12pt" style:font-weight-complex="normal"/>
    </style:style>
    <style:style style:name="P59"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52725" officeooo:paragraph-rsid="005571f0" style:font-size-asian="12pt" style:font-weight-asian="normal" style:font-size-complex="12pt" style:font-weight-complex="normal"/>
    </style:style>
    <style:style style:name="P60"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571f0" officeooo:paragraph-rsid="0056c95c" style:font-size-asian="12pt" style:font-weight-asian="normal" style:font-size-complex="12pt" style:font-weight-complex="normal"/>
    </style:style>
    <style:style style:name="P61" style:family="paragraph" style:parent-style-name="Text_20_body" style:list-style-name="L4">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fo:font-style="normal" style:text-underline-style="none" fo:font-weight="normal" officeooo:rsid="0056c95c" officeooo:paragraph-rsid="0056c95c"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5e4d87" officeooo:paragraph-rsid="005e4d87" style:font-size-asian="12pt" style:font-weight-asian="bold" style:font-size-complex="12pt"/>
    </style:style>
    <style:style style:name="P6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5e4d87" officeooo:paragraph-rsid="005e4d87" style:font-size-asian="12pt" style:font-weight-asian="bold" style:font-size-complex="12pt" style:font-weight-complex="normal"/>
    </style:style>
    <style:style style:name="P6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604b82" officeooo:paragraph-rsid="00604b82" style:font-size-asian="12pt" style:font-weight-asian="bold" style:font-size-complex="12pt" style:font-weight-complex="bold"/>
    </style:style>
    <style:style style:name="P6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e4d87" officeooo:paragraph-rsid="005e4d87" style:font-size-asian="12pt" style:font-weight-asian="normal" style:font-size-complex="12pt" style:font-weight-complex="normal"/>
    </style:style>
    <style:style style:name="P66"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604b82" officeooo:paragraph-rsid="00604b82" style:font-size-asian="12pt" style:font-weight-asian="normal" style:font-size-complex="12pt" style:font-weight-complex="normal"/>
    </style:style>
    <style:style style:name="P67" style:family="paragraph" style:parent-style-name="Text_20_body">
      <style:paragraph-properties fo:margin-left="0in" fo:margin-right="0in" fo:text-align="justify" style:justify-single-word="false" fo:text-indent="0in" style:auto-text-indent="false"/>
      <style:text-properties fo:font-size="12pt" officeooo:rsid="0061533e" officeooo:paragraph-rsid="0061533e" style:font-size-asian="12pt" style:font-size-complex="12pt"/>
    </style:style>
    <style:style style:name="P68" style:family="paragraph" style:parent-style-name="List_20_Paragraph" style:list-style-name="L1">
      <style:text-properties fo:font-size="12pt" style:font-size-asian="12pt" style:font-size-complex="12pt"/>
    </style:style>
    <style:style style:name="P69" style:family="paragraph" style:parent-style-name="List_20_Paragraph" style:list-style-name="L1">
      <style:text-properties fo:font-size="12pt" officeooo:rsid="004f89ce" officeooo:paragraph-rsid="004f89ce" style:font-size-asian="12pt" style:font-size-complex="12pt"/>
    </style:style>
    <style:style style:name="P70" style:family="paragraph" style:parent-style-name="List_20_Paragraph" style:list-style-name="L1">
      <style:text-properties fo:font-size="12pt" officeooo:rsid="00346aa7" officeooo:paragraph-rsid="00346aa7" style:font-size-asian="12pt" style:font-size-complex="12pt"/>
    </style:style>
    <style:style style:name="P71" style:family="paragraph" style:parent-style-name="List_20_Paragraph">
      <style:text-properties fo:font-size="12pt" fo:font-weight="normal" officeooo:rsid="004454b7" officeooo:paragraph-rsid="004454b7" style:font-size-asian="12pt" style:font-weight-asian="normal" style:font-size-complex="12pt" style:font-weight-complex="normal"/>
    </style:style>
    <style:style style:name="P72" style:family="paragraph" style:parent-style-name="List_20_Paragraph" style:list-style-name="L1"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fo:font-size="12pt" officeooo:rsid="0061533e" officeooo:paragraph-rsid="0061533e" style:font-size-asian="12pt" style:font-size-complex="12pt"/>
    </style:style>
    <style:style style:name="P73"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1" style:font-name-complex="Arial1"/>
    </style:style>
    <style:style style:name="T3" style:family="text">
      <style:text-properties style:font-name="Arial1" officeooo:rsid="002e3fce" style:font-name-complex="Arial1"/>
    </style:style>
    <style:style style:name="T4" style:family="text">
      <style:text-properties style:font-name="Arial1" officeooo:rsid="00337097" style:font-name-complex="Arial1"/>
    </style:style>
    <style:style style:name="T5" style:family="text">
      <style:text-properties officeooo:rsid="00256ed1"/>
    </style:style>
    <style:style style:name="T6" style:family="text">
      <style:text-properties officeooo:rsid="003172eb"/>
    </style:style>
    <style:style style:name="T7" style:family="text">
      <style:text-properties officeooo:rsid="00337097"/>
    </style:style>
    <style:style style:name="T8" style:family="text">
      <style:text-properties officeooo:rsid="0034777e"/>
    </style:style>
    <style:style style:name="T9" style:family="text">
      <style:text-properties officeooo:rsid="0047e653"/>
    </style:style>
    <style:style style:name="T10" style:family="text">
      <style:text-properties officeooo:rsid="004a8b3a"/>
    </style:style>
    <style:style style:name="T11" style:family="text">
      <style:text-properties officeooo:rsid="004c3a35"/>
    </style:style>
    <style:style style:name="T12" style:family="text">
      <style:text-properties officeooo:rsid="004de98f"/>
    </style:style>
    <style:style style:name="T13" style:family="text">
      <style:text-properties fo:font-size="12pt" style:text-underline-style="none" fo:font-weight="normal" officeooo:rsid="0053ae34" style:font-size-asian="12pt" style:font-weight-asian="normal" style:font-size-complex="12pt" style:font-weight-complex="normal"/>
    </style:style>
    <style:style style:name="T14" style:family="text">
      <style:text-properties fo:font-size="12pt" style:text-underline-style="none" fo:font-weight="normal" officeooo:rsid="005173d5" style:font-size-asian="12pt" style:font-weight-asian="normal" style:font-size-complex="12pt" style:font-weight-complex="normal"/>
    </style:style>
    <style:style style:name="T15" style:family="text">
      <style:text-properties fo:font-size="12pt" style:text-underline-style="none" fo:font-weight="normal" officeooo:rsid="0052b846" style:font-size-asian="12pt" style:font-weight-asian="normal" style:font-size-complex="12pt" style:font-weight-complex="normal"/>
    </style:style>
    <style:style style:name="T16" style:family="text">
      <style:text-properties fo:font-size="12pt" style:text-underline-style="none" fo:font-weight="normal" officeooo:rsid="005d7e79" style:font-size-asian="12pt" style:font-weight-asian="normal" style:font-size-complex="12pt" style:font-weight-complex="normal"/>
    </style:style>
    <style:style style:name="T17" style:family="text">
      <style:text-properties officeooo:rsid="005173d5"/>
    </style:style>
    <style:style style:name="T18" style:family="text">
      <style:text-properties officeooo:rsid="0054ed84"/>
    </style:style>
    <style:style style:name="T19" style:family="text">
      <style:text-properties officeooo:rsid="00552725"/>
    </style:style>
    <style:style style:name="T20" style:family="text">
      <style:text-properties officeooo:rsid="005571f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6c95c" style:font-style-asian="normal" style:font-style-complex="normal"/>
    </style:style>
    <style:style style:name="T24" style:family="text">
      <style:text-properties fo:font-style="normal" officeooo:rsid="005a9b74" style:font-style-asian="normal" style:font-style-complex="normal"/>
    </style:style>
    <style:style style:name="T25" style:family="text">
      <style:text-properties fo:font-style="normal" officeooo:rsid="005d7e79" style:font-style-asian="normal" style:font-style-complex="normal"/>
    </style:style>
    <style:style style:name="T26" style:family="text">
      <style:text-properties fo:font-style="normal" officeooo:rsid="00276b37" style:font-style-asian="normal" style:font-style-complex="normal"/>
    </style:style>
    <style:style style:name="T27" style:family="text">
      <style:text-properties officeooo:rsid="005d7e79"/>
    </style:style>
    <style:style style:name="T28" style:family="text">
      <style:text-properties officeooo:rsid="00276b37"/>
    </style:style>
    <style:style style:name="T29" style:family="text">
      <style:text-properties officeooo:rsid="004f89ce"/>
    </style:style>
    <style:style style:name="T30" style:family="text">
      <style:text-properties officeooo:rsid="00617b9c"/>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307in" fo:margin-right="0.1311in" fo:margin-top="0.0071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text:p>
      <text:h text:style-name="P19" text:outline-level="1">INFORME DE PRESTACIÓN DE SERVICIOS N° 00<text:span text:style-name="T10">4</text:span>-201<text:span text:style-name="T6">9</text:span>-ACO</text:h>
      <text:p text:style-name="P6"/>
      <text:p text:style-name="P14"/>
      <text:p text:style-name="P15">Para<text:tab/>: Dr. Marco Milla Bravo</text:p>
      <text:p text:style-name="P15"><text:tab/> <text:s/>Director del Radio Observatorio Jicamarca</text:p>
      <text:p text:style-name="P3">De<text:tab/>: Alejandro Jesús Castro Ortecho</text:p>
      <text:p text:style-name="P4">Servicio<text:tab/>: <text:span text:style-name="T5">Servicio Especializado en Ingeniería Electrónica</text:span></text:p>
      <text:p text:style-name="P31">Orden de Servicio N°<text:tab/>: <text:span text:style-name="T27">674</text:span> – 2019 – IGP </text:p>
      <text:p text:style-name="P16">Entregable N°<text:tab/>: 00<text:span text:style-name="T10">1</text:span></text:p>
      <text:p text:style-name="P17">Fecha<text:tab/>: Jicamarca, <text:span text:style-name="T27">18</text:span> de <text:span text:style-name="T27">Junio</text:span> de 201<text:span text:style-name="T10">9</text:span></text:p>
      <text:p text:style-name="P2"><text:s text:c="4"/></text:p>
      <text:p text:style-name="P2"><draw:line text:anchor-type="paragraph" draw:z-index="0" draw:name="Line 2" draw:style-name="gr1" draw:text-style-name="P73" svg:x1="1.1618in" svg:y1="-0.1126in" svg:x2="7.1083in" svg:y2="-0.1126in"><text:p/></draw:line>Estimado Señor Director:</text:p>
      <text:p text:style-name="P5">En cumplimiento de lo estipulado en los Términos de Referencia establecidos en la Orden de Servicio N° <text:span text:style-name="T27">674</text:span>.2019.IGP cumplo con presentar ante su despacho el entregable N° 00<text:span text:style-name="T10">1</text:span> correspondiente a <text:s/><text:span text:style-name="T7">informe de m</text:span><text:span text:style-name="T4">ejoras de programa de reducción de datos y creación de scripts para procesamiento de datos anteriores</text:span><text:span text:style-name="T1">, </text:span>para lo cual adjunto en resumen los siguientes resultados:</text:p>
      <text:p text:style-name="P32"/>
      <text:list xml:id="list8608061574451310042" text:style-name="WWNum1">
        <text:list-item>
          <text:p text:style-name="P40"><text:span text:style-name="T11">I</text:span>nforme de m<text:span text:style-name="T2">ejoras de programa de reducción de datos y creación de scripts para procesamiento de datos anteriores</text:span>.</text:p>
        </text:list-item>
      </text:list>
      <text:p text:style-name="P1"/>
      <text:p text:style-name="Text_20_body"/>
      <text:p text:style-name="Text_20_body"/>
      <text:p text:style-name="Text_20_body">Quedando a su disposición para cualquier consulta.</text:p>
      <text:p text:style-name="Text_20_body"/>
      <text:p text:style-name="Text_20_body">Atentamente,</text:p>
      <text:p text:style-name="P7"><text:s text:c="50"/></text:p>
      <text:p text:style-name="P7"/>
      <text:p text:style-name="P7"/>
      <text:p text:style-name="P7">…………………………………………..…… <text:s text:c="2"/>………………………………………….</text:p>
      <text:p text:style-name="Text_20_body"><text:s/>Alejandro Jesús Castro Ortecho <text:s text:c="41"/><text:bookmark text:name="_GoBack"/>Jefe del Área </text:p>
      <text:p text:style-name="Text_20_body"><text:tab/>RUC 10717214965<text:tab/><text:tab/><text:tab/><text:tab/><text:tab/></text:p>
      <text:p text:style-name="Text_20_body"/>
      <text:p text:style-name="Text_20_body"/>
      <text:p text:style-name="Text_20_body"/>
      <text:p text:style-name="Text_20_body">Acuso recepción del Informe</text:p>
      <text:p text:style-name="Text_20_body"/>
      <text:p text:style-name="Text_20_body"/>
      <text:p text:style-name="Text_20_body"/>
      <text:p text:style-name="Text_20_body">……………………………………..………………</text:p>
      <text:p text:style-name="Text_20_body">Dr. Marco Milla <text:s/>Bravo</text:p>
      <text:p text:style-name="Text_20_body">Director ROJ</text:p>
      <text:p text:style-name="Text_20_body"/>
      <text:p text:style-name="P7"/>
      <text:p text:style-name="P7"/>
      <text:p text:style-name="P13">Se adjunta producto entregable en <text:span text:style-name="T30">20</text:span> folios</text:p>
      <text:p text:style-name="P29"/>
      <text:list xml:id="list164026463545895" text:continue-numbering="true" text:style-name="WWNum1">
        <text:list-header>
          <text:p text:style-name="P41">INFORME DE <text:span text:style-name="T12">MEJORAS DE PROGRAMA DE REDUCCIÓN DE DATOS Y CREACIÓN DE SCRIPTS PARA PROCESAMIENTO DE DATOS ANTERIORES</text:span></text:p>
        </text:list-header>
      </text:list>
      <text:p text:style-name="P12"/>
      <text:p text:style-name="P12"/>
      <text:p text:style-name="P10">ANTECEDENTES </text:p>
      <text:p text:style-name="P10"/>
      <text:p text:style-name="P21">El Proyecto HF, es un sistema de radares multiestáticos (múltiples transmisores y múltiples receptores), que en la actualidad cuenta con dos (03) estaciones de transmisión (Tx) y (06) estaciones de recepción(Rx). Las ubicaciones de las estaciones de Tx son Ancón, Sicaya e Ica, mientras que las estaciones de Rx son el <text:span text:style-name="T9">R</text:span>adio Observatorio de Jicamarca y el Observatorio de Huancayo, Mala, La Merced, Barranca y La Oroya . El sistema mide las alturas virtuales de las capas de parte baja de la ionósfera <text:span text:style-name="T5">e</text:span>n un punto entre la proyección del Tx y el Rx. Es por ello que mientras más estaciones se tengan(Tx o Rx) más puntos geográficos de mediciones se tendrán.</text:p>
      <text:p text:style-name="P20"/>
      <text:p text:style-name="P10">OBJETIVOS</text:p>
      <text:p text:style-name="P10"/>
      <text:p text:style-name="P10"/>
      <text:list xml:id="list7468376986636258800" text:style-name="WWNum2">
        <text:list-item>
          <text:list>
            <text:list-item>
              <text:p text:style-name="P50">OBJETIVO GENERAL</text:p>
              <text:p text:style-name="P50"/>
            </text:list-item>
          </text:list>
          <text:p text:style-name="P42">Implementar y aumentar mediciones de la altura virtual de la parte baja de <text:span text:style-name="T5">l</text:span>a capa F en lugares cercanos al observatorio de Jicamarca, para la validación de modelos de predicción de irregularidades ion<text:span text:style-name="T5">o</text:span>sféricas como la Ecuatorial Spread F (ESF).</text:p>
        </text:list-item>
      </text:list>
      <text:p text:style-name="P18"/>
      <text:list xml:id="list164026811598856" text:continue-numbering="true" text:style-name="WWNum2">
        <text:list-item>
          <text:list>
            <text:list-item>
              <text:p text:style-name="P50">OBJETIVOS ESPECÍFICOS</text:p>
            </text:list-item>
          </text:list>
        </text:list-item>
      </text:list>
      <text:list xml:id="list2802175974522905583" text:style-name="L1">
        <text:list-header>
          <text:p text:style-name="P68"/>
        </text:list-header>
        <text:list-item>
          <text:p text:style-name="P69">Mejorar e integrar en Signal Chain HF todos los scripts desarrollados. </text:p>
          <text:p text:style-name="P70"/>
        </text:list-item>
        <text:list-item>
          <text:p text:style-name="P69">Crear scripts <text:span text:style-name="T17">estandarizados</text:span> para HF</text:p>
          <text:p text:style-name="P68"/>
        </text:list-item>
      </text:list>
      <text:p text:style-name="P35"/>
      <text:p text:style-name="P10">DESCRIPCIÓN DEL PRODUCTO A ENTREGAR</text:p>
      <text:p text:style-name="P10"/>
      <text:p text:style-name="P10"/>
      <text:p text:style-name="P9">El producto o entregable en esta oportunidad es el <text:span text:style-name="T8">in</text:span><text:span text:style-name="T4">forme de mejoras de programa de reducción de datos y creación de scripts para procesamiento de datos anteriores</text:span><text:span text:style-name="T3"> así como de otros alcances del proyecto HF</text:span>.</text:p>
      <text:p text:style-name="P8"/>
      <text:p text:style-name="P8"/>
      <text:p text:style-name="P10"/>
      <text:p text:style-name="P10"><text:s/></text:p>
      <text:list xml:id="list5152442054274556088" text:style-name="L2">
        <text:list-item>
          <text:p text:style-name="P51">Mejorar e integrar en Signal Chain HF todos los scripts desarrollados</text:p>
        </text:list-item>
      </text:list>
      <text:p text:style-name="P28"><text:tab/><text:span text:style-name="T17">El trabajo realizado para lograr este objetivo específico involucró muchas tareas de las cuales solo mencionaré y describiré detalladamente las más relevantes. En esta ocasión no colocaré el código porque volvería al informe mucho más pesado.</text:span></text:p>
      <text:p text:style-name="P24"/>
      <text:p text:style-name="P25">Las tareas desarrolladas este mes fueron las siguientes:</text:p>
      <text:list xml:id="list1890043395596634423" text:style-name="L6">
        <text:list-item>
          <text:p text:style-name="P53"><text:span text:style-name="T13"><text:s text:c="2"/>Se revisó</text:span><text:span text:style-name="T14"> casi en su totalidad las clases y funciones usadas en Signal Chain HF desde el controlador hasta las unidades de ploteo. </text:span><text:soft-page-break/><text:span text:style-name="T15">Refactoriza</text:span><text:span text:style-name="T13">ndo</text:span><text:span text:style-name="T15"> casi en su totalidad las clases, eliminando métodos y atributos redu</text:span><text:span text:style-name="T16">n</text:span><text:span text:style-name="T15">dantes, reorganizando el código </text:span><text:span text:style-name="T13">para así facilitar</text:span><text:span text:style-name="T15"> la lectura y mantenimiento del mismo.</text:span></text:p>
        </text:list-item>
      </text:list>
      <text:list xml:id="list1765060347589127094" text:style-name="L4">
        <text:list-header>
          <text:p text:style-name="P54"/>
        </text:list-header>
        <text:list-item>
          <text:p text:style-name="P56">Se eliminó el bug de controller que iteraba sobre las unidades de procesamiento <text:s/>guardadas en un diccionario sin darle un orden fijo, se ordenaron los keys del mencionado diccionario mediante el uso del ID de las unidades de procesamiento. </text:p>
          <text:p text:style-name="P56"/>
        </text:list-item>
        <text:list-item>
          <text:p text:style-name="P56">En jroio_hf.py se reescribió algunos métodos de la clase HFReader para disminuir <text:span text:style-name="T18">su</text:span> complejidad algorítmica <text:span text:style-name="T18">logrando así una mayor velocidad de ejecución. También se trató de hacer algunos métodos lo más genéricos posibles ya que HFReader es una superclase de HFParamReader.</text:span></text:p>
          <text:p text:style-name="P56"/>
        </text:list-item>
        <text:list-item>
          <text:p text:style-name="P57">Se eliminaron varios métodos sobrecargados de HFParamReader dado que eran demasiado similares a los métodos heredados de HFReader. Gracias a la reestructuración de ambas clases se redujo de 1690 a 1155 líneas de código el archivo jroio_hf.py manteniendo y mejorando la funcionalidad del mismo. <text:span text:style-name="T19">Se cambió la forma de leer CrossData(data de coherencia y fase).</text:span></text:p>
          <text:p text:style-name="P57"/>
        </text:list-item>
        <text:list-item>
          <text:p text:style-name="P58">Se modific<text:span text:style-name="T27">aron</text:span> l<text:span text:style-name="T27">os</text:span> método<text:span text:style-name="T27">s</text:span> removeInterference <text:span text:style-name="T27">y removeDC </text:span>de jroproc_spectra.py para que sea<text:span text:style-name="T27">n</text:span> compatible con el nuevo cálculo de ruido por alturas usado en esta nueva versión de Signal Chain HF. Se detectó que se guardaba información de coherencia y fase de manera repetida en un arreglo dado que el software presuponía que había información de coherencia para cada canal cuando en realidad guardaba exactamente lo mismo en “ambos canales”. Debido a esto se reestructuró esta estructura de dato.</text:p>
          <text:p text:style-name="P58"/>
        </text:list-item>
        <text:list-item>
          <text:p text:style-name="P59">Se cambió el método run de ParametersProc en jroproc_parameteres.py para lograr que la unidad de lectura HFParamReader sea una entrada compatible. <text:span text:style-name="T20">Se reestructuró el método GetCrossData dado que ahora ya no se maneja data repetida de coherencia. Se reescribió el método calculateMoments para mejorar el algoritmo de detección de señal dentro de los espectrogramas, el algoritmo utilizado se detallará más adelante. </text:span></text:p>
          <text:p text:style-name="P59"/>
        </text:list-item>
        <text:list-item>
          <text:p text:style-name="P60">En jrodata.py se restauraró getTimeInterval de la clase Spectra dado que estaba <text:span text:style-name="T21">hardcodeado </text:span><text:span text:style-name="T22">a modo normal lo que impedía que se trabaje con data de campaña. Se modificó algunos métodos como getNoise() </text:span><text:span text:style-name="T23">de Spectra para que no permita el calculo de ruido sin tener un noiseMode definido(1 para ruido promedio de todo el espect</text:span><text:span text:style-name="T24">r</text:span><text:span text:style-name="T23">ograma y 2 para ruido por alturas).</text:span></text:p>
          <text:p text:style-name="P61"/>
        </text:list-item>
        <text:list-item>
          <text:p text:style-name="P43"><text:span text:style-name="T22">Se eliminó un bug que causaba que el último archivo de momentos se guardará vacío o sobreescribiera al archivo anterior.</text:span></text:p>
          <text:p text:style-name="P43"><text:span text:style-name="T22"/></text:p>
        </text:list-item>
        <text:list-item>
          <text:p text:style-name="P43"><text:span text:style-name="T22">Se modificó el orden y los mensajes mostrados al usuario para mostrar </text:span><text:span text:style-name="T25">exacta<text:tab/>mente</text:span><text:span text:style-name="T22"> cuando se escriben los archivos de momentos y cuando se procesan distintos espectrogramas. Se plantea colocar en SChain un modo verbose para mostrar más mensajes y un modo silent para no mostrar nada.</text:span></text:p>
        </text:list-item>
        <text:list-item>
          <text:p text:style-name="P43"><text:soft-page-break/><text:span text:style-name="T22">Se </text:span><text:span text:style-name="T26">incrementó</text:span><text:span text:style-name="T22"> la precisión de la data de tiempo guardada en los archivos de momentos, ya que se perdía información </text:span><text:span text:style-name="T26">lo</text:span><text:span text:style-name="T22"> que causaba desfase extraños.</text:span></text:p>
          <text:p text:style-name="P43"><text:span text:style-name="T22"/></text:p>
        </text:list-item>
        <text:list-item>
          <text:p text:style-name="P43"><text:span text:style-name="T22">Se solucionó un bug de la unidad de ploteo MomentsPlot que ocasionaba que los perfiles de ruido no se mostraran adecuadamente. Cabe resaltar que el bug en realidad estaba en la mala implementación de una función dentro la librería mpldriver.py.</text:span></text:p>
          <text:p text:style-name="P43"><text:span text:style-name="T22"/></text:p>
        </text:list-item>
        <text:list-item>
          <text:p text:style-name="P36">Se agregaron dos parámetros booleanos al MomentsPlot que permite activar/desactivar el ploteo de la frecuencia doppler promedio y del ancho espectral en el gráfico de cada espectrograma.</text:p>
          <text:p text:style-name="P36"/>
        </text:list-item>
        <text:list-item>
          <text:p text:style-name="P37">Se modificó la unidad de escritura de HF para que solo escriba la data cuando sea necesario, para así evitar en lo posible la generación de archivos HDF5 en blanco que si puede ocurrir si se manda una interrupción de fin por teclado durante un experimento de Sch que involucra escritura.</text:p>
          <text:p text:style-name="P37"/>
        </text:list-item>
        <text:list-item>
          <text:p text:style-name="P44">Se actualizaron las funciones de SpectraProc que esperan que la data de espectra cruzado tenga dos canales. (información repetida).</text:p>
          <text:p text:style-name="P44"/>
        </text:list-item>
        <text:list-item>
          <text:p text:style-name="P38">Se cambió el enfoque de acumulación de data en la unidad de escritura de HF para evitar usar la función reshape ya que no siempre es posible agregarle nueva data a un array de Numpy sin cambiar el orden de las mismas si es que solo se usa <text:span text:style-name="T28">esta función</text:span>.</text:p>
          <text:p text:style-name="P38"/>
        </text:list-item>
        <text:list-item>
          <text:p text:style-name="P36">Se integró en Signal Chain de Rx la generación del gráfico RTDI a partir de los HDF5 de momentos, que también tienen data RGB. También se cambió la librería de ploteo de RTDI de plplot a pyplot.</text:p>
          <text:p text:style-name="P36"/>
        </text:list-item>
        <text:list-item>
          <text:p text:style-name="P36">Se diseño el nuevo RTDIPlot para que sea totalmente customizable en todos los ejes del gráfico.</text:p>
          <text:p text:style-name="P36"/>
        </text:list-item>
        <text:list-item>
          <text:p text:style-name="P36">Se cambió ImageProc para permitir la detección de la capa E(&lt;200km) mediante el uso de un nuevo parámetro booleano.</text:p>
          <text:p text:style-name="P36"/>
        </text:list-item>
        <text:list-item>
          <text:p text:style-name="P45">Se cambió ImageWriter para permitir la opción de escribir en el .out la capa E, así como agregar un identificar a cada línea para saber de que región se trata.</text:p>
          <text:p text:style-name="P45"/>
        </text:list-item>
        <text:list-item>
          <text:p text:style-name="P46">Se implementó un sistema <text:span text:style-name="T28">de </text:span>comprensión nativo de HDF5 en los archivos de momentos lo que redujo aún más el tamaño de cada archivo.</text:p>
          <text:p text:style-name="P46"/>
        </text:list-item>
        <text:list-item>
          <text:p text:style-name="P46">Se refactorizó y reestructuró controller.py ya que tiene un bug <text:span text:style-name="T28">casi </text:span>imperceptible que hacía que no se ejecuten las unidades de procesamiento en orden, teniendo así desfase entre la data que ocasionaba que el proyecto tenga un tiempo de ejecución mayor al necesario.</text:p>
          <text:p text:style-name="P46"/>
        </text:list-item>
      </text:list>
      <text:p text:style-name="P55"/>
      <text:p text:style-name="P24"/>
      <text:p text:style-name="P34"><text:tab/></text:p>
      <text:p text:style-name="P33"><text:soft-page-break/></text:p>
      <text:list xml:id="list164026220142889" text:continue-numbering="true" text:style-name="L4">
        <text:list-item>
          <text:p text:style-name="P47">Se implementó un nuevo algoritmo de detección de espectros que utiliza una función heurística definida por potencia/dist(señal anterior detectada, punto actual) para así lograr un mejor fitting de la frecuencia Doppler promedio, está en proceso de depuración y de implementación en C++ para mejorar su tiempo de ejecución.</text:p>
          <text:p text:style-name="P47"/>
        </text:list-item>
      </text:list>
      <text:list xml:id="list164027192671833" text:continue-list="list5152442054274556088" text:style-name="L2">
        <text:list-item>
          <text:p text:style-name="P52"><text:span text:style-name="T29">Crear scripts estandarizados para HF</text:span></text:p>
        </text:list-item>
      </text:list>
      <text:p text:style-name="P22"><text:tab/></text:p>
      <text:p text:style-name="P65">Se crearon scripts estandarizados para escritura de parámetros, luego generación de los distintos gráficos a partir de los parámetros.</text:p>
      <text:p text:style-name="P26"/>
      <text:p text:style-name="P23"/>
      <text:p text:style-name="P62">Escritura de parametros</text:p>
      <text:p text:style-name="P11"/>
      <text:p text:style-name="P39">#----------------------------------------------NEW----------------------------------------------------#</text:p>
      <text:p text:style-name="P39">#example:</text:p>
      <text:p text:style-name="P39">#python GenerateMomentsHDF5.py <text:s/>-path '/media/igp-114/PROCDATA' -f 2.72 -C 0 -ii 6 -online 0 -code 0 -date "2018/01/25" -startTime "00:00:00" -endTime "23:59:59" -lo 31</text:p>
      <text:p text:style-name="P39"/>
      <text:p text:style-name="P39">import os, sys</text:p>
      <text:p text:style-name="P39">import time</text:p>
      <text:p text:style-name="P39">import datetime</text:p>
      <text:p text:style-name="P39">import argparse</text:p>
      <text:p text:style-name="P39"/>
      <text:p text:style-name="P39">path = os.path.split(os.getcwd())[0]</text:p>
      <text:p text:style-name="P39">sys.path.append(path)</text:p>
      <text:p text:style-name="P39">from controller import *</text:p>
      <text:p text:style-name="P39"/>
      <text:p text:style-name="P39">print "REVISAR LA LINEA DE EJEMPLO COMENTADA DENTRO DE ESTE SCRIPT EN CASO TENGA PROBLEMAS DE EJECUCION"</text:p>
      <text:p text:style-name="P39"/>
      <text:p text:style-name="P39"/>
      <text:p text:style-name="P39">yesterday = datetime.datetime.now() - datetime.timedelta(days=1)</text:p>
      <text:p text:style-name="P39">daybefore= yesterday.strftime("%Y/%m/%d")</text:p>
      <text:p text:style-name="P39">today = datetime.datetime.now().strftime("%Y/%m/%d")</text:p>
      <text:p text:style-name="P39"/>
      <text:p text:style-name="P39"/>
      <text:p text:style-name="P39">parser = argparse.ArgumentParser()</text:p>
      <text:p text:style-name="P39">########################## PATH- DATA <text:s/>###################################################################################################</text:p>
      <text:p text:style-name="P39">parser.add_argument('-path',action='store',dest='path_lectura',help='Directorio de Datos \</text:p>
      <text:p text:style-name="P39"><text:tab/><text:tab/><text:tab/><text:tab/><text:tab/>.Por defecto, se esta ingresando entre comillas /media/igp-114/PROCDATA/',default='/media/igp-114/PROCDATA/')</text:p>
      <text:p text:style-name="P39">########################## FRECUENCIA ####################################################################################################</text:p>
      <text:p text:style-name="P39">parser.add_argument('-f',action='store',dest='f_freq',type=float,help='Frecuencia en Mhz 2.72 y 3.64. Por defecto, se esta ingresando 2.72 ',default=2.72216796875)</text:p>
      <text:p text:style-name="P39"><text:soft-page-break/>########################## CAMPAIGN ### 600 o 100 perfiles ###############################################################################</text:p>
      <text:p text:style-name="P39">parser.add_argument('-C',action='store',dest='c_campaign',type=int,help='Campaign 1 (600 perfiles) y 0(100 perfiles). Por defecto, se esta ingresando 1',default=1)</text:p>
      <text:p text:style-name="P39">########################## INCOHERENT INTEGRATION ### Entre 0 y 6 <text:s/>#######################################################################</text:p>
      <text:p text:style-name="P39">parser.add_argument('-ii',action='store',dest='i_integration',type=int,help='Data spectra tiene integraciones incoherentes entre \</text:p>
      <text:p text:style-name="P39"><text:tab/><text:tab/><text:tab/><text:tab/><text:tab/><text:tab/><text:tab/><text:tab/><text:tab/>0 y 6. Por defecto, se esta ingresando 0',default=0)</text:p>
      <text:p text:style-name="P39">########################## ONLINE OR OFFLINE <text:s text:c="2"/>###########################################################################################</text:p>
      <text:p text:style-name="P39">parser.add_argument('-online',action='store',dest='online',type=int,help='Operacion 0 Off-line 1 On-Line\</text:p>
      <text:p text:style-name="P39"><text:tab/><text:tab/><text:tab/><text:tab/><text:tab/><text:tab/><text:tab/><text:tab/><text:tab/> <text:s text:c="2"/>.Por defecto, se esta ingresando 0(off Line) ',default=0)</text:p>
      <text:p text:style-name="P39">########################## CODIGO - INPUT ################################################################################################</text:p>
      <text:p text:style-name="P39">parser.add_argument('-code',action='store',dest='code_seleccionado',type=int,help='Code de Tx para generar en estacion \</text:p>
      <text:p text:style-name="P39"><text:tab/><text:tab/><text:tab/><text:tab/><text:tab/><text:tab/><text:tab/><text:tab/><text:tab/><text:tab/>de Rx Spectro 0,1,2. Por defecto, se esta ingresando 0(Ancon)',default=0)</text:p>
      <text:p text:style-name="P39">########################## DAY- SELECCION ################################################################################################</text:p>
      <text:p text:style-name="P39">parser.add_argument('-date',action='store',dest='date_seleccionado',help='Seleccionar fecha si es OFFLINE se ingresa \</text:p>
      <text:p text:style-name="P39"><text:tab/><text:tab/><text:tab/><text:tab/><text:tab/><text:tab/><text:tab/>la fecha con el dia deseado. Por defecto, considera el dia anterior',default=daybefore)</text:p>
      <text:p text:style-name="P39">######################### TIME- SELECCION ################################################################################################</text:p>
      <text:p text:style-name="P39">parser.add_argument('-startTime',action='store',dest='time_start',help='Ingresar tiempo de inicio, formato 00:00:00 entre comillas',default="00:00:00")</text:p>
      <text:p text:style-name="P39">parser.add_argument('-endTime',action='store',dest='time_end',help='Ingresar tiempo de fin, formato 23:59:59 entre comillas',default="23:59:59")</text:p>
      <text:p text:style-name="P39">########################## LOCATION AND ORIENTATION ####################################################################################################</text:p>
      <text:p text:style-name="P39">parser.add_argument('-lo',action='store',dest='lo_seleccionado',type=int,help='Parametro para establecer la ubicacion de la estacion de Rx y su orientacion.\</text:p>
      <text:p text:style-name="P39"><text:tab/><text:tab/><text:tab/><text:tab/><text:tab/><text:tab/><text:tab/><text:tab/><text:tab/><text:tab/>Example: XA <text:s text:c="2"/>----- X: Es el primer valor determina la ubicacion de la estacion. A: Es \</text:p>
      <text:p text:style-name="P39"><text:tab/><text:tab/><text:tab/><text:tab/><text:tab/><text:tab/><text:tab/><text:tab/><text:tab/><text:tab/> <text:s/>el segundo valor determina la orientacion N45O o N45E. <text:s/>\</text:p>
      <text:p text:style-name="P39"><text:soft-page-break/><text:tab/><text:tab/><text:tab/><text:tab/><text:tab/><text:tab/><text:tab/><text:tab/><text:tab/><text:tab/>11: JRO-N450, 12: JRO-N45E \</text:p>
      <text:p text:style-name="P39"><text:tab/><text:tab/><text:tab/><text:tab/><text:tab/><text:tab/><text:tab/><text:tab/><text:tab/><text:tab/><text:tab/><text:tab/>21: HYO-N45O, 22: HYO-N45E', default=11)</text:p>
      <text:p text:style-name="P39">########################## GRAPHICS - RESULTS <text:s/>###################################################################################################</text:p>
      <text:p text:style-name="P39">parser.add_argument('-graphics_folder',action='store',dest='graphics_folder',help='Directorio de Resultados \</text:p>
      <text:p text:style-name="P39"><text:tab/><text:tab/><text:tab/><text:tab/><text:tab/>.Por defecto, se esta ingresando entre comillas /home/igp-114/Pictures/', default='/home/ci-81/Pictures/')</text:p>
      <text:p text:style-name="P39"/>
      <text:p text:style-name="P39"/>
      <text:p text:style-name="P39">#Parsing the options of the script</text:p>
      <text:p text:style-name="P39">results<text:tab/> <text:s text:c="2"/>= parser.parse_args()</text:p>
      <text:p text:style-name="P39">path<text:tab/> <text:s text:c="2"/>= str(results.path_lectura)</text:p>
      <text:p text:style-name="P39">freq<text:tab/> <text:s text:c="2"/>= results.f_freq</text:p>
      <text:p text:style-name="P39">campaign <text:s text:c="2"/>= results.c_campaign</text:p>
      <text:p text:style-name="P39">inc_int<text:tab/> <text:s text:c="2"/>= results.i_integration</text:p>
      <text:p text:style-name="P39">online<text:tab/> <text:s text:c="2"/>= (results.online)</text:p>
      <text:p text:style-name="P39">code<text:tab/> <text:s text:c="2"/>= int(results.code_seleccionado)</text:p>
      <text:p text:style-name="P39">date<text:tab/> <text:s text:c="2"/>= results.date_seleccionado</text:p>
      <text:p text:style-name="P39">time_start = results.time_start</text:p>
      <text:p text:style-name="P39">time_end <text:s text:c="2"/>= results.time_end</text:p>
      <text:p text:style-name="P39">lo<text:tab/><text:tab/> <text:s text:c="2"/>= results.lo_seleccionado</text:p>
      <text:p text:style-name="P39">graphics_folder = results.graphics_folder</text:p>
      <text:p text:style-name="P39"/>
      <text:p text:style-name="P39"># Setting the number of profiles, FFTs and incoherent integrations</text:p>
      <text:p text:style-name="P39">if campaign == 1:</text:p>
      <text:p text:style-name="P39"><text:tab/>nProfiles=600</text:p>
      <text:p text:style-name="P39"><text:tab/>nFFT<text:tab/> =600</text:p>
      <text:p text:style-name="P39"><text:tab/>inc_int= 0</text:p>
      <text:p text:style-name="P39">else:</text:p>
      <text:p text:style-name="P39"><text:tab/>nProfiles = 100</text:p>
      <text:p text:style-name="P39"><text:tab/>nFFT<text:tab/> <text:s/>= 100</text:p>
      <text:p text:style-name="P39"><text:tab/>#if code == 1:</text:p>
      <text:p text:style-name="P39"><text:tab/>#<text:tab/>time_start = "00:01:50" # This is done to synchronize the pulsed Sicaya Transmitter with its processing</text:p>
      <text:p text:style-name="P39"/>
      <text:p text:style-name="P39"># Setting the online time</text:p>
      <text:p text:style-name="P39">if online == 1:</text:p>
      <text:p text:style-name="P39"><text:tab/>date<text:tab/> <text:s/>= today</text:p>
      <text:p text:style-name="P39"><text:tab/>time_start= "00:00:00"</text:p>
      <text:p text:style-name="P39"><text:tab/>time_end <text:s/>= "23:59:59"</text:p>
      <text:p text:style-name="P39"/>
      <text:p text:style-name="P39">#Setting flag for frequency used to store the results of experiment in the respective folder</text:p>
      <text:p text:style-name="P39">if freq &lt;3:</text:p>
      <text:p text:style-name="P39"><text:tab/>ngraph = 0</text:p>
      <text:p text:style-name="P39">else:</text:p>
      <text:p text:style-name="P39"><text:tab/>ngraph =1</text:p>
      <text:p text:style-name="P39"/>
      <text:p text:style-name="P39">#Setting the frequency radar for both voltage proc and HF reader</text:p>
      <text:p text:style-name="P39"><text:soft-page-break/>setupF <text:s text:c="2"/>= freq</text:p>
      <text:p text:style-name="P39">setradarF= freq*10**6</text:p>
      <text:p text:style-name="P39"/>
      <text:p text:style-name="P39"/>
      <text:p text:style-name="P39">print "Path",path</text:p>
      <text:p text:style-name="P39">print "Frecuencia en Mhz",freq</text:p>
      <text:p text:style-name="P39">print "Freq_setup",freq</text:p>
      <text:p text:style-name="P39">print "Freq_setradar",setradarF</text:p>
      <text:p text:style-name="P39">print "Mode Campaign" ,campaign</text:p>
      <text:p text:style-name="P39">print "nProfiles",nProfiles</text:p>
      <text:p text:style-name="P39">print "nFFT",nFFT</text:p>
      <text:p text:style-name="P39">print "Incoherent integration",inc_int</text:p>
      <text:p text:style-name="P39">print "Online",online</text:p>
      <text:p text:style-name="P39">print "Code",code</text:p>
      <text:p text:style-name="P39">print "Date",date</text:p>
      <text:p text:style-name="P39">print "Time_start", time_start</text:p>
      <text:p text:style-name="P39">print "Time_end" <text:s/>, time_end</text:p>
      <text:p text:style-name="P39">print "ngraph",ngraph</text:p>
      <text:p text:style-name="P39">print "Location&amp;orientation",lo</text:p>
      <text:p text:style-name="P39"/>
      <text:p text:style-name="P39">time.sleep(0.1)</text:p>
      <text:p text:style-name="P39"/>
      <text:p text:style-name="P39">location_dict = {11:"JRO_A", 12: "JRO_B", 21:"HYO_A", 22:"HYO_B", 31:"MALA_A", 32:"MALA_B",</text:p>
      <text:p text:style-name="P39"><text:tab/><text:tab/><text:tab/><text:tab/>41:"MERCED_A", 42:"MERCED_B", 51:"BARRANCA_A", 52:"BARRANCA_B"}</text:p>
      <text:p text:style-name="P39">#-----------------------------PATH-graficos-----------------------------------#</text:p>
      <text:p text:style-name="P39">#Typical folder /home/hfuser/Pictures/</text:p>
      <text:p text:style-name="P39">identifier = 'sp%s1_f%s'%(code, ngraph)</text:p>
      <text:p text:style-name="P39">figpath = graphics_folder+'/GRAPHICS_SCHAIN_%s/'%(location_dict[lo]) + identifier +'/'</text:p>
      <text:p text:style-name="P39"/>
      <text:p text:style-name="P39"/>
      <text:p text:style-name="P39">print "Directorio de graficos y resultados", figpath</text:p>
      <text:p text:style-name="P39">#---------------------------------------------------------------------------#</text:p>
      <text:p text:style-name="P39"/>
      <text:p text:style-name="P39">controllerObj = Project()</text:p>
      <text:p text:style-name="P39">controllerObj.setup(id = '191', name='test01', description="Generate HDF5s with Moments Data")</text:p>
      <text:p text:style-name="P39"/>
      <text:p text:style-name="P39">readUnitConfObj = controllerObj.addReadUnit(datatype = 'HFReader', path<text:tab/> = path, startDate= date, <text:s/>endDate <text:s/>= date, <text:s text:c="2"/>code= code, frequency= setupF, campaign = campaign, inc_int <text:s/>= inc_int, startTime= time_start, endTime <text:s/>= time_end, online <text:s text:c="2"/>= online, set= 0, delay= 0, walk = 1,timezone = -5*3600)</text:p>
      <text:p text:style-name="P39"/>
      <text:p text:style-name="P39">procUnitConfObj0 = controllerObj.addProcUnit(datatype='VoltageProc', inputId=readUnitConfObj.getId())</text:p>
      <text:p text:style-name="P39"/>
      <text:p text:style-name="P39">opObj12 = procUnitConfObj0.addOperation(name='setRadarFrequency')</text:p>
      <text:p text:style-name="P39">opObj12.addParameter(name='frequency', value=setradarF, format='float')</text:p>
      <text:p text:style-name="P39"/>
      <text:p text:style-name="P39">procUnitConfObj1 = controllerObj.addProcUnit(datatype='SpectraProc', inputId=procUnitConfObj0.getId())</text:p>
      <text:p text:style-name="P39">procUnitConfObj1.addParameter(name='nFFTPoints', value=nFFT, format='int')</text:p>
      <text:p text:style-name="P39"><text:soft-page-break/>procUnitConfObj1.addParameter(name='nProfiles', value=nProfiles, format='int')</text:p>
      <text:p text:style-name="P39">procUnitConfObj1.addParameter(name='pairsList', value='(0,1)', format='pairsList')</text:p>
      <text:p text:style-name="P39">procUnitConfObj1.addParameter(name='noiseMode', value=2, format='int')</text:p>
      <text:p text:style-name="P39"/>
      <text:p text:style-name="P39">#opObj12 = procUnitConfObj1.addOperation(name='removeInterference') #It should be analyzed its use because it can remove part of the signal</text:p>
      <text:p text:style-name="P39">#opObj12 = procUnitConfObj1.addOperation(name='removeDC')</text:p>
      <text:p text:style-name="P39"/>
      <text:p text:style-name="P39"/>
      <text:p text:style-name="P39">procUnitConfObj2 = controllerObj.addProcUnit(datatype='ParametersProc', inputId=procUnitConfObj1.getId())</text:p>
      <text:p text:style-name="P39">opObj20 = procUnitConfObj2.addOperation(name='GetMoments')</text:p>
      <text:p text:style-name="P39">opObj20 = procUnitConfObj2.addOperation(name='GetCrossData')</text:p>
      <text:p text:style-name="P39">#opObj20 = procUnitConfObj2.addOperation(name='GetRGBData') # Not used because the RGB data is obtained directly from the HF Reader.</text:p>
      <text:p text:style-name="P39"/>
      <text:p text:style-name="P39">opObj25 = procUnitConfObj2.addOperation(name='HDF5Writer', optype='other')</text:p>
      <text:p text:style-name="P39">opObj25.addParameter(name='path', value=figpath+'/MomentData')</text:p>
      <text:p text:style-name="P39">opObj25.addParameter(name='location',value=lo,format='int')</text:p>
      <text:p text:style-name="P39">opObj25.addParameter(name='identifier',value=identifier,format='str')</text:p>
      <text:p text:style-name="P39">opObj25.addParameter(name='blocksPerFile', value='10', format='int')</text:p>
      <text:p text:style-name="P39">opObj25.addParameter(name='metadataList',value='type,inputUnit,heightList,frequency',format='list')#,RxInfo,TxInfo /*RxInfo = lat,long,alt,type double or simple, etc...</text:p>
      <text:p text:style-name="P39">opObj25.addParameter(name='dataList',value='data_param,data_SNR,data_RGB,CrossData,utctime,location,identifier',format='list')#AvgCohModuledata_DC,data_Coherence</text:p>
      <text:p text:style-name="P39">#The identifier of data is in the form sp01_f0 and it is save so the user can know where does each HDF5 file came from</text:p>
      <text:p text:style-name="P39"/>
      <text:p text:style-name="P39">controllerObj.createObjects()</text:p>
      <text:p text:style-name="P39">controllerObj.connectObjects()</text:p>
      <text:p text:style-name="P39"/>
      <text:p text:style-name="P39">controllerObj.run()</text:p>
      <text:p text:style-name="P30"/>
      <text:p text:style-name="P49"/>
      <text:p text:style-name="P49"/>
      <text:p text:style-name="P63">Ploteo de SNR, Doppler y Coherencia:</text:p>
      <text:p text:style-name="P63"/>
      <text:p text:style-name="P66">import os, sys</text:p>
      <text:p text:style-name="P66">import time</text:p>
      <text:p text:style-name="P66">import datetime</text:p>
      <text:p text:style-name="P66">import argparse</text:p>
      <text:p text:style-name="P66"/>
      <text:p text:style-name="P66">path = os.path.split(os.getcwd())[0]</text:p>
      <text:p text:style-name="P66">sys.path.append(path)</text:p>
      <text:p text:style-name="P66">from controller import *</text:p>
      <text:p text:style-name="P66"/>
      <text:p text:style-name="P66">#----------------------------------------------NEW----------------------------------------------------#</text:p>
      <text:p text:style-name="P66">#example:</text:p>
      <text:p text:style-name="P66">#</text:p>
      <text:p text:style-name="P66">print "REVISAR LA LINEA DE EJEMPLO COMENTADA DENTRO DE ESTE SCRIPT EN CASO TENGA PROBLEMAS DE EJECUCION"</text:p>
      <text:p text:style-name="P66"><text:soft-page-break/></text:p>
      <text:p text:style-name="P66"/>
      <text:p text:style-name="P66">yesterday = datetime.datetime.now() - datetime.timedelta(days=1)</text:p>
      <text:p text:style-name="P66">daybefore= yesterday.strftime("%Y/%m/%d")</text:p>
      <text:p text:style-name="P66">today = datetime.datetime.now().strftime("%Y/%m/%d")</text:p>
      <text:p text:style-name="P66"/>
      <text:p text:style-name="P66"/>
      <text:p text:style-name="P66">parser = argparse.ArgumentParser()</text:p>
      <text:p text:style-name="P66">########################## PATH - MOMENTS DATA <text:s/>###################################################################################################</text:p>
      <text:p text:style-name="P66">parser.add_argument('-path',action='store',dest='path_lectura',help='Directorio de Datos de Momentos \</text:p>
      <text:p text:style-name="P66"><text:tab/>.Por defecto, se esta ingresando entre comillas /home/igp-114/Pictures/',default='/home/igp-114/Pictures/')</text:p>
      <text:p text:style-name="P66">########################## FRECUENCIA ####################################################################################################</text:p>
      <text:p text:style-name="P66">parser.add_argument('-f',action='store',dest='f_freq',type=float,help='Frecuencia en Mhz 2.72 y 3.64. Por defecto, se esta ingresando 2.72 ',default=2.72216796875)</text:p>
      <text:p text:style-name="P66">########################## CAMPAIGN ### 600 o 100 perfiles ###############################################################################</text:p>
      <text:p text:style-name="P66">parser.add_argument('-C',action='store',dest='c_campaign',type=int,help='Campaign 1 (600 perfiles) y 0(100 perfiles). Por defecto, se esta ingresando 1',default=1)</text:p>
      <text:p text:style-name="P66">########################## INCOHERENT INTEGRATION ### Entre 0 y 6 <text:s/>#######################################################################</text:p>
      <text:p text:style-name="P66">parser.add_argument('-ii',action='store',dest='i_integration',type=int,help='Data spectra tiene integraciones incoherentes entre \</text:p>
      <text:p text:style-name="P66"><text:tab/>0 y 6. Por defecto, se esta ingresando 0',default=0)</text:p>
      <text:p text:style-name="P66">########################## ONLINE OR OFFLINE <text:s text:c="2"/>###########################################################################################</text:p>
      <text:p text:style-name="P66">parser.add_argument('-online',action='store',dest='online',type=int,help='Operacion 0 Off-line 1 On-Line\</text:p>
      <text:p text:style-name="P66"><text:tab/><text:tab/>.Por defecto, se esta ingresando 0(off Line) ',default=0)</text:p>
      <text:p text:style-name="P66">########################## CODIGO - INPUT ################################################################################################</text:p>
      <text:p text:style-name="P66">parser.add_argument('-code',action='store',dest='code_seleccionado',type=int,help='Code de Tx para generar en estacion \</text:p>
      <text:p text:style-name="P66"><text:tab/>de Rx Spectro 0,1,2. Por defecto, se esta ingresando 0(Ancon)',default=0)</text:p>
      <text:p text:style-name="P66">########################## DAY- SELECCION ################################################################################################</text:p>
      <text:p text:style-name="P66">parser.add_argument('-date',action='store',dest='date_seleccionado',help='Seleccionar fecha si es OFFLINE se ingresa \</text:p>
      <text:p text:style-name="P66"><text:tab/>la fecha con el dia deseado. Por defecto, considera el dia anterior',default=daybefore)</text:p>
      <text:p text:style-name="P66"><text:soft-page-break/>######################### TIME- SELECCION ################################################################################################</text:p>
      <text:p text:style-name="P66">parser.add_argument('-startTime',action='store',dest='time_start',help='Ingresar tiempo de inicio, formato 15:00:00 entre comillas',default="00:00:00")</text:p>
      <text:p text:style-name="P66">parser.add_argument('-endTime',action='store',dest='time_end',help='Ingresar tiempo de fin, formato 23:59:59 entre comillas',default="23:59:59")</text:p>
      <text:p text:style-name="P66">########################## LOCATION AND ORIENTATION ####################################################################################################</text:p>
      <text:p text:style-name="P66">parser.add_argument('-lo',action='store',dest='lo_seleccionado',type=int,help='Parametro para establecer la ubicacion de la estacion de Rx y su orientacion.\</text:p>
      <text:p text:style-name="P66"><text:tab/>Example: XA <text:s text:c="2"/>----- X: Es el primer valor determina la ubicacion de la estacion. A: Es \</text:p>
      <text:p text:style-name="P66"><text:tab/>el segundo valor determina la orientacion N45O o N45E. <text:s/>\</text:p>
      <text:p text:style-name="P66"><text:tab/>11: JRO-N450, 12: JRO-N45E \</text:p>
      <text:p text:style-name="P66"><text:tab/>21: HYO-N45O, 22: HYO-N45E',default=11)</text:p>
      <text:p text:style-name="P66">###########################################################################################################################################</text:p>
      <text:p text:style-name="P66"/>
      <text:p text:style-name="P66"/>
      <text:p text:style-name="P66">#Parsing the options of the script</text:p>
      <text:p text:style-name="P66">results <text:s text:c="3"/>= parser.parse_args()</text:p>
      <text:p text:style-name="P66">path <text:s text:c="6"/>= str(results.path_lectura)</text:p>
      <text:p text:style-name="P66">freq <text:s text:c="6"/>= results.f_freq</text:p>
      <text:p text:style-name="P66">campaign <text:s text:c="2"/>= results.c_campaign</text:p>
      <text:p text:style-name="P66">inc_int <text:s text:c="3"/>= results.i_integration</text:p>
      <text:p text:style-name="P66">online <text:s text:c="6"/>= (results.online)</text:p>
      <text:p text:style-name="P66">code <text:s text:c="6"/>= int(results.code_seleccionado)</text:p>
      <text:p text:style-name="P66">date <text:s text:c="6"/>= results.date_seleccionado</text:p>
      <text:p text:style-name="P66">time_start = results.time_start</text:p>
      <text:p text:style-name="P66">time_end <text:s text:c="2"/>= results.time_end</text:p>
      <text:p text:style-name="P66">lo <text:s text:c="8"/>= results.lo_seleccionado</text:p>
      <text:p text:style-name="P66"/>
      <text:p text:style-name="P66"/>
      <text:p text:style-name="P66"># Setting the number of profiles, FFTs and incoherent integrations</text:p>
      <text:p text:style-name="P66">if campaign == 1:</text:p>
      <text:p text:style-name="P66"><text:tab/>nProfiles=600</text:p>
      <text:p text:style-name="P66"><text:tab/>nFFT <text:s text:c="4"/>=600</text:p>
      <text:p text:style-name="P66"><text:tab/>inc_int= 0</text:p>
      <text:p text:style-name="P66">else:</text:p>
      <text:p text:style-name="P66"><text:tab/>nProfiles = 100</text:p>
      <text:p text:style-name="P66"><text:tab/>nFFT <text:s text:c="5"/>= 100</text:p>
      <text:p text:style-name="P66"><text:tab/>#if code == 1:</text:p>
      <text:p text:style-name="P66"><text:tab/>#<text:tab/>time_start = "00:01:50" # This is done to synchronize the pulsed Sicaya Transmitter with its processing</text:p>
      <text:p text:style-name="P66"/>
      <text:p text:style-name="P66"># Setting the online time</text:p>
      <text:p text:style-name="P66">if online == 1:</text:p>
      <text:p text:style-name="P66"><text:tab/>date <text:s text:c="5"/>= today</text:p>
      <text:p text:style-name="P66"><text:tab/>time_start= "00:00:00"</text:p>
      <text:p text:style-name="P66"><text:tab/>time_end <text:s/>= "23:59:59"</text:p>
      <text:p text:style-name="P66"><text:soft-page-break/></text:p>
      <text:p text:style-name="P66"/>
      <text:p text:style-name="P66">#Setting flag for frequency used to store the results of experiment in the respective folder</text:p>
      <text:p text:style-name="P66">if freq &lt;3:</text:p>
      <text:p text:style-name="P66"><text:tab/>ngraph= 0</text:p>
      <text:p text:style-name="P66">else:</text:p>
      <text:p text:style-name="P66"><text:tab/>ngraph= 1</text:p>
      <text:p text:style-name="P66"/>
      <text:p text:style-name="P66"/>
      <text:p text:style-name="P66">#Setting the frequency radar for both voltage proc and HF reader</text:p>
      <text:p text:style-name="P66">setupF <text:s text:c="2"/>= freq</text:p>
      <text:p text:style-name="P66">setradarF= freq*10**6</text:p>
      <text:p text:style-name="P66"/>
      <text:p text:style-name="P66">#Setting the exact folder from where the moment data will be read</text:p>
      <text:p text:style-name="P66">location_dict = {11:"JRO_A", 12: "JRO_B", 21:"HYO_A", 22:"HYO_B", 31:"MALA_A", 32:"MALA_B",</text:p>
      <text:p text:style-name="P66"><text:tab/><text:tab/><text:tab/><text:tab/>41:"MERCED_A", 42:"MERCED_B", 51:"BARRANCA_A", 52:"BARRANCA_B"}</text:p>
      <text:p text:style-name="P66">identifier = 'sp%s1_f%s'%(code, ngraph)</text:p>
      <text:p text:style-name="P66">parampath <text:s/>= path + '/GRAPHICS_SCHAIN_%s/'%(location_dict[lo]) + identifier +'/MomentData/' #MomentData should be the subfolder that was set in GenerateMomentsHDF5.py</text:p>
      <text:p text:style-name="P66"/>
      <text:p text:style-name="P66">#Setting the exact folder where the graphics will be located</text:p>
      <text:p text:style-name="P66">figpath<text:tab/> <text:s text:c="2"/>= path + '/GRAPHICS_SCHAIN_%s/'%(location_dict[lo]) + identifier+'/'</text:p>
      <text:p text:style-name="P66"/>
      <text:p text:style-name="P66"/>
      <text:p text:style-name="P66">print "Param path",parampath</text:p>
      <text:p text:style-name="P66">print "Fig path", figpath</text:p>
      <text:p text:style-name="P66">print "Frecuencia en Mhz",freq</text:p>
      <text:p text:style-name="P66">print "Freq_setup",freq</text:p>
      <text:p text:style-name="P66">print "Freq_setradar",setradarF</text:p>
      <text:p text:style-name="P66">print "Mode Campaign" ,campaign</text:p>
      <text:p text:style-name="P66">print "nProfiles",nProfiles</text:p>
      <text:p text:style-name="P66">print "nFFT",nFFT</text:p>
      <text:p text:style-name="P66">print "Incoherent integration",inc_int</text:p>
      <text:p text:style-name="P66">print "Online",online</text:p>
      <text:p text:style-name="P66">print "Code",code</text:p>
      <text:p text:style-name="P66">print "Date",date</text:p>
      <text:p text:style-name="P66">print "Time_start", time_start</text:p>
      <text:p text:style-name="P66">print "Time_end" <text:s/>, time_end</text:p>
      <text:p text:style-name="P66">print "ngraph",ngraph</text:p>
      <text:p text:style-name="P66">print "Location&amp;orientation",lo</text:p>
      <text:p text:style-name="P66"/>
      <text:p text:style-name="P66">time.sleep(1)</text:p>
      <text:p text:style-name="P66"/>
      <text:p text:style-name="P66">#---------------------------------------------------------------------------#</text:p>
      <text:p text:style-name="P66"/>
      <text:p text:style-name="P66">controllerObj = Project()</text:p>
      <text:p text:style-name="P66">controllerObj.setup(id = '191', name='paramplot', description="Este programa graficara los parametros adquiridos a traves de los momentos espectrales.")</text:p>
      <text:p text:style-name="P66"/>
      <text:p text:style-name="P66"><text:soft-page-break/>readUnitConfObj = controllerObj.addReadUnit(datatype='HFParamReader',</text:p>
      <text:p text:style-name="P66"><text:s text:c="44"/>path <text:s text:c="4"/>= parampath,</text:p>
      <text:p text:style-name="P66"><text:s text:c="44"/>startDate= date, <text:s text:c="2"/>#'2017/12/31',# 2017/11/14 date</text:p>
      <text:p text:style-name="P66"><text:s text:c="44"/>endDate <text:s/>= date, <text:s text:c="2"/>#'2017/12/31',#date 2017/11/14</text:p>
      <text:p text:style-name="P66"><text:s text:c="44"/>code <text:s text:c="4"/>= code,</text:p>
      <text:p text:style-name="P66"><text:s text:c="44"/>frequency= setupF,</text:p>
      <text:p text:style-name="P66"><text:s text:c="44"/>campaign = campaign,</text:p>
      <text:p text:style-name="P66"><text:s text:c="44"/>inc_int <text:s/>= inc_int,</text:p>
      <text:p text:style-name="P66"><text:s text:c="44"/>startTime= time_start,</text:p>
      <text:p text:style-name="P66"><text:s text:c="44"/>endTime <text:s/>= time_end,</text:p>
      <text:p text:style-name="P66"><text:s text:c="44"/>online <text:s text:c="2"/>= online,</text:p>
      <text:p text:style-name="P66"><text:s text:c="44"/>set <text:s text:c="5"/>= 0,</text:p>
      <text:p text:style-name="P66"><text:s text:c="44"/>delay <text:s text:c="3"/>= 0,</text:p>
      <text:p text:style-name="P66"><text:s text:c="44"/>walk <text:s text:c="4"/>= 1,</text:p>
      <text:p text:style-name="P66"><text:s text:c="44"/>timezone = -5*3600</text:p>
      <text:p text:style-name="P66"><text:s text:c="44"/>)</text:p>
      <text:p text:style-name="P66"/>
      <text:p text:style-name="P66">readUnitConfObj.addParameter(name='blocksPerFile', value='10', format='int')</text:p>
      <text:p text:style-name="P66"/>
      <text:p text:style-name="P66">procUnitConfObj1 = controllerObj.addProcUnit(datatype='ParametersProc', inputId=readUnitConfObj.getId())</text:p>
      <text:p text:style-name="P66">procUnitConfObj1.addParameter(name='nProfiles', value=nFFT, format='int')</text:p>
      <text:p text:style-name="P66">procUnitConfObj1.addParameter(name='pairsList', value='(0,1)', format='pairsList')</text:p>
      <text:p text:style-name="P66"/>
      <text:p text:style-name="P66"/>
      <text:p text:style-name="P66">opObj21 = procUnitConfObj1.addOperation(name='ParametersPlot', optype='other')</text:p>
      <text:p text:style-name="P66">opObj21.addParameter(name='id', value='4000', format='int')</text:p>
      <text:p text:style-name="P66">opObj21.addParameter(name='wintitle', value='Doppler-Radial Velocity Plot0', format='str')</text:p>
      <text:p text:style-name="P66">opObj21.addParameter(name='show', value='0', format='bool')</text:p>
      <text:p text:style-name="P66">opObj21.addParameter(name='channelList', value='0', format='intlist')</text:p>
      <text:p text:style-name="P66">opObj21.addParameter(name='SNR', value='0', format='bool')</text:p>
      <text:p text:style-name="P66">#opObj21.addParameter(name='SNRmin', value='-50', format='int')</text:p>
      <text:p text:style-name="P66">#opObj21.addParameter(name='SNRmax', value='50', format='int')</text:p>
      <text:p text:style-name="P66">#opObj21.addParameter(name='SNRthresh', value='1', format='float')</text:p>
      <text:p text:style-name="P66">opObj21.addParameter(name='xmin', value=0, format='float')</text:p>
      <text:p text:style-name="P66">opObj21.addParameter(name='xmax', value=24, format='float')</text:p>
      <text:p text:style-name="P66">opObj21.addParameter(name='zmin', value=-50, format='float')</text:p>
      <text:p text:style-name="P66">opObj21.addParameter(name='zmax', value=50, format='float')</text:p>
      <text:p text:style-name="P66">#opObj21.addParameter(name='parameterIndex', value=, format='int')</text:p>
      <text:p text:style-name="P66">opObj21.addParameter(name='save', value='1', format='bool')</text:p>
      <text:p text:style-name="P66">opObj21.addParameter(name='figpath', value=figpath, format='str')</text:p>
      <text:p text:style-name="P66">opObj21.addParameter(name='data_time_save',value='1',format='bool')</text:p>
      <text:p text:style-name="P66">opObj21.addParameter(name='ext', value='.jpeg', format='str')</text:p>
      <text:p text:style-name="P66"/>
      <text:p text:style-name="P66"/>
      <text:p text:style-name="P66">############</text:p>
      <text:p text:style-name="P66">opObj21 = procUnitConfObj1.addOperation(name='ParametersPlot', optype='other')</text:p>
      <text:p text:style-name="P66">opObj21.addParameter(name='id', value='7000', format='int')</text:p>
      <text:p text:style-name="P66">opObj21.addParameter(name='wintitle', value='SNR_0', format='str')</text:p>
      <text:p text:style-name="P66">opObj21.addParameter(name='channelList', value='0', format='intlist')</text:p>
      <text:p text:style-name="P66"><text:soft-page-break/>opObj21.addParameter(name='show', value='0', format='bool')</text:p>
      <text:p text:style-name="P66">opObj21.addParameter(name='SNR', value='1', format='bool')</text:p>
      <text:p text:style-name="P66">opObj21.addParameter(name='DOP', value='0', format='bool')</text:p>
      <text:p text:style-name="P66">opObj21.addParameter(name='SNRdBmin', value='-9', format='int')</text:p>
      <text:p text:style-name="P66">opObj21.addParameter(name='SNRdBmax', value='9', format='int')</text:p>
      <text:p text:style-name="P66">#opObj21.addParameter(name='SNRthresh', value='1', format='float')</text:p>
      <text:p text:style-name="P66">opObj21.addParameter(name='xmin', value=0, format='float')</text:p>
      <text:p text:style-name="P66">opObj21.addParameter(name='xmax', value=24, format='float')</text:p>
      <text:p text:style-name="P66">#opObj21.addParameter(name='zmin', value=-6, format='float')</text:p>
      <text:p text:style-name="P66">#opObj21.addParameter(name='zmax', value=6, format='float')</text:p>
      <text:p text:style-name="P66">#opObj21.addParameter(name='parameterIndex', value=, format='int')</text:p>
      <text:p text:style-name="P66">opObj21.addParameter(name='save', value='1', format='bool')</text:p>
      <text:p text:style-name="P66">opObj21.addParameter(name='figpath', value=figpath, format='str')</text:p>
      <text:p text:style-name="P66">opObj21.addParameter(name='data_time_save',value='1',format='bool')</text:p>
      <text:p text:style-name="P66">opObj21.addParameter(name='ext', value='.jpeg', format='str')</text:p>
      <text:p text:style-name="P66"/>
      <text:p text:style-name="P66"/>
      <text:p text:style-name="P66">############</text:p>
      <text:p text:style-name="P66">opObj21 = procUnitConfObj1.addOperation(name='ParametersPlot', optype='other')</text:p>
      <text:p text:style-name="P66">opObj21.addParameter(name='id', value='4005', format='int')</text:p>
      <text:p text:style-name="P66">opObj21.addParameter(name='wintitle', value='Doppler-Radial Velocity Plot1', format='str')</text:p>
      <text:p text:style-name="P66">opObj21.addParameter(name='show', value='0', format='bool')</text:p>
      <text:p text:style-name="P66">opObj21.addParameter(name='channelList', value='1', format='intlist')</text:p>
      <text:p text:style-name="P66">opObj21.addParameter(name='SNR', value='0', format='bool')</text:p>
      <text:p text:style-name="P66">#opObj21.addParameter(name='SNRmin', value='-50', format='int')</text:p>
      <text:p text:style-name="P66">#opObj21.addParameter(name='SNRmax', value='50', format='int')</text:p>
      <text:p text:style-name="P66">#opObj21.addParameter(name='SNRthresh', value='1', format='float')</text:p>
      <text:p text:style-name="P66">opObj21.addParameter(name='xmin', value=0, format='float')</text:p>
      <text:p text:style-name="P66">opObj21.addParameter(name='xmax', value=24, format='float')</text:p>
      <text:p text:style-name="P66">opObj21.addParameter(name='zmin', value=-50, format='float')</text:p>
      <text:p text:style-name="P66">opObj21.addParameter(name='zmax', value=50, format='float')</text:p>
      <text:p text:style-name="P66">#opObj21.addParameter(name='parameterIndex', value=, format='int')</text:p>
      <text:p text:style-name="P66">opObj21.addParameter(name='save', value='1', format='bool')</text:p>
      <text:p text:style-name="P66">opObj21.addParameter(name='figpath', value=figpath, format='str')</text:p>
      <text:p text:style-name="P66">opObj21.addParameter(name='data_time_save',value='1',format='bool')</text:p>
      <text:p text:style-name="P66">opObj21.addParameter(name='ext', value='.jpeg', format='str')</text:p>
      <text:p text:style-name="P66"/>
      <text:p text:style-name="P66">############</text:p>
      <text:p text:style-name="P66">opObj21 = procUnitConfObj1.addOperation(name='ParametersPlot', optype='other')</text:p>
      <text:p text:style-name="P66">opObj21.addParameter(name='id', value='8000', format='int')</text:p>
      <text:p text:style-name="P66">opObj21.addParameter(name='wintitle', value='SNR_1', format='str')</text:p>
      <text:p text:style-name="P66">opObj21.addParameter(name='channelList', value='1', format='intlist')</text:p>
      <text:p text:style-name="P66">opObj21.addParameter(name='show', value='0', format='bool')</text:p>
      <text:p text:style-name="P66">opObj21.addParameter(name='SNR', value='1', format='bool')</text:p>
      <text:p text:style-name="P66">opObj21.addParameter(name='DOP', value='0', format='bool')</text:p>
      <text:p text:style-name="P66">opObj21.addParameter(name='SNRdBmin', value='-9', format='int')</text:p>
      <text:p text:style-name="P66">opObj21.addParameter(name='SNRdBmax', value='9', format='int')</text:p>
      <text:p text:style-name="P66">#opObj21.addParameter(name='SNRthresh', value='0', format='float')</text:p>
      <text:p text:style-name="P66">opObj21.addParameter(name='xmin', value=0, format='float')</text:p>
      <text:p text:style-name="P66">opObj21.addParameter(name='xmax', value=24, format='float')</text:p>
      <text:p text:style-name="P66">#opObj21.addParameter(name='parameterIndex', value=, format='int')</text:p>
      <text:p text:style-name="P66"><text:soft-page-break/>opObj21.addParameter(name='save', value='1', format='bool')</text:p>
      <text:p text:style-name="P66">opObj21.addParameter(name='figpath', value=figpath, format='str')</text:p>
      <text:p text:style-name="P66">opObj21.addParameter(name='data_time_save',value='1',format='bool')</text:p>
      <text:p text:style-name="P66">opObj21.addParameter(name='ext', value='.jpeg', format='str')</text:p>
      <text:p text:style-name="P66"/>
      <text:p text:style-name="P66">###########</text:p>
      <text:p text:style-name="P66">opObj11 = procUnitConfObj1.addOperation(name='CoherenceMap', optype='other')</text:p>
      <text:p text:style-name="P66">opObj11.addParameter(name='id', value='3002', format='int')</text:p>
      <text:p text:style-name="P66">opObj11.addParameter(name='wintitle', value='AmpMapCoherence', format='str')</text:p>
      <text:p text:style-name="P66">opObj11.addParameter(name='show', value='0', format='bool')</text:p>
      <text:p text:style-name="P66">opObj11.addParameter(name='COH', value='1', format='bool')</text:p>
      <text:p text:style-name="P66">opObj11.addParameter(name='PHASE', value='0', format='bool')</text:p>
      <text:p text:style-name="P66">opObj11.addParameter(name='xmin', value='0', format='float')</text:p>
      <text:p text:style-name="P66">opObj11.addParameter(name='xmax', value='24', format='float')</text:p>
      <text:p text:style-name="P66">opObj11.addParameter(name='save', value='1', format='bool')</text:p>
      <text:p text:style-name="P66">opObj11.addParameter(name='pairsList', value='(0,1)', format='pairsList')</text:p>
      <text:p text:style-name="P66">####opObj11.addParameter(name='figfile', value="Coherencia_2.72Mhz.jpg", format='str')</text:p>
      <text:p text:style-name="P66">opObj11.addParameter(name='figpath', value=figpath, format='str')</text:p>
      <text:p text:style-name="P66">opObj11.addParameter(name='data_time_save',value='1',format='bool')</text:p>
      <text:p text:style-name="P66">opObj11.addParameter(name='ext', value='.jpeg', format='str')</text:p>
      <text:p text:style-name="P66"/>
      <text:p text:style-name="P66">opObj11 = procUnitConfObj1.addOperation(name='CoherenceMap', optype='other')</text:p>
      <text:p text:style-name="P66">opObj11.addParameter(name='id', value='3000', format='int')</text:p>
      <text:p text:style-name="P66">opObj11.addParameter(name='wintitle', value='PhaseMapCoherence', format='str')</text:p>
      <text:p text:style-name="P66">opObj11.addParameter(name='COH', value='1', format='bool')</text:p>
      <text:p text:style-name="P66">opObj11.addParameter(name='PHASE', value='1', format='bool')</text:p>
      <text:p text:style-name="P66">opObj11.addParameter(name='show', value='1', format='bool')</text:p>
      <text:p text:style-name="P66">opObj11.addParameter(name='xmin', value='0', format='float')</text:p>
      <text:p text:style-name="P66">opObj11.addParameter(name='xmax', value='24', format='float')</text:p>
      <text:p text:style-name="P66">opObj11.addParameter(name='save', value='1', format='bool')</text:p>
      <text:p text:style-name="P66">opObj11.addParameter(name='pairsList', value='(0,1)', format='pairsList')</text:p>
      <text:p text:style-name="P66"># # opObj11.addParameter(name='figfile', value="Phase_2.72Mhz.jpg", format='str')</text:p>
      <text:p text:style-name="P66">opObj11.addParameter(name='figpath', value=figpath, format='str')</text:p>
      <text:p text:style-name="P66">opObj11.addParameter(name='data_time_save',value='1',format='bool')</text:p>
      <text:p text:style-name="P66">opObj11.addParameter(name='ext', value='.jpeg', format='str')</text:p>
      <text:p text:style-name="P66"/>
      <text:p text:style-name="P66"/>
      <text:p text:style-name="P66">controllerObj.createObjects()</text:p>
      <text:p text:style-name="P66">controllerObj.connectObjects()</text:p>
      <text:p text:style-name="P66"/>
      <text:p text:style-name="P66"/>
      <text:p text:style-name="P66">controllerObj.run()</text:p>
      <text:p text:style-name="P66"/>
      <text:p text:style-name="P66"/>
      <text:p text:style-name="P64">Ploteo de RTDI y generación de .out</text:p>
      <text:p text:style-name="P66">import os, sys</text:p>
      <text:p text:style-name="P66">import time</text:p>
      <text:p text:style-name="P66">import datetime</text:p>
      <text:p text:style-name="P66"/>
      <text:p text:style-name="P66"><text:soft-page-break/>path = os.path.split(os.getcwd())[0]</text:p>
      <text:p text:style-name="P66">sys.path.append(path)</text:p>
      <text:p text:style-name="P66">from controller import *</text:p>
      <text:p text:style-name="P66">desc = "HF_EXAMPLE"</text:p>
      <text:p text:style-name="P66">filename = "hf_test.xml"</text:p>
      <text:p text:style-name="P66">controllerObj = Project()</text:p>
      <text:p text:style-name="P66">controllerObj.setup(id = '191', name='test01', description=desc)</text:p>
      <text:p text:style-name="P66">######################CONFIGURACION DE OUT##########################333</text:p>
      <text:p text:style-name="P66">####default 1424 y por test de operacion continua 10 segundos 1440*6 =8640</text:p>
      <text:p text:style-name="P66">blocksPerFile='1440'</text:p>
      <text:p text:style-name="P66">#----------------------------------------------NEW----------------------------------------------------#</text:p>
      <text:p text:style-name="P66">'''</text:p>
      <text:p text:style-name="P66">example:</text:p>
      <text:p text:style-name="P66">python RTDI_OUT_HF.py <text:s/>-path '/home/hfuser1204/HFA' -f 2.72 -C 0 -ii 6 -ch 0 -online 0 -code 0 -lo 11 -date "2018/01/25" -startTime "00:00:00" -endTime "23:59:59"</text:p>
      <text:p text:style-name="P66"/>
      <text:p text:style-name="P66">python RTDI_OUT_HF.py -path '/home/hfuser1204/HFA' -f 2.72 -code 0 -lo 11 -ch 0</text:p>
      <text:p text:style-name="P66"/>
      <text:p text:style-name="P66"/>
      <text:p text:style-name="P66">python RTDI_OUT_HF.py -path '/home/hfuser1204/HFA' -f 2.72 -code 0 -lo 11 -ch 0 -date "2018/02/15"</text:p>
      <text:p text:style-name="P66">'''</text:p>
      <text:p text:style-name="P66">print "REVISAR LA LINEA DE EJEMPLO EN EL ARCHIVO EN CASO PROBLEMAS DE EJECUCION"</text:p>
      <text:p text:style-name="P66">import argparse</text:p>
      <text:p text:style-name="P66">parser = argparse.ArgumentParser()</text:p>
      <text:p text:style-name="P66">########################## PATH- DATA <text:s/>###################################################################################################</text:p>
      <text:p text:style-name="P66">parser.add_argument('-path',action='store',dest='path_lectura',help='Directorio de Datos \</text:p>
      <text:p text:style-name="P66"><text:tab/><text:tab/><text:tab/><text:tab/><text:tab/>.Por defecto, se esta ingresando entre comillas /home/hfuser1204/HFA/',default='/home/hfuser/HFA/')</text:p>
      <text:p text:style-name="P66">########################## FRECUENCIA ####################################################################################################</text:p>
      <text:p text:style-name="P66">parser.add_argument('-f',action='store',dest='f_freq',type=float,help='Frecuencia en Mhz 2.72 y 3.64. Por defecto, se esta ingresando 2.72 ',default=2.72)</text:p>
      <text:p text:style-name="P66">########################## CAMPAIGN ### 600 o 100 perfiles ###############################################################################</text:p>
      <text:p text:style-name="P66">parser.add_argument('-C',action='store',dest='c_campaign',type=int,help='Campaign 1 (600 perfiles) y 0(100 perfiles). Por defecto, se esta ingresando 1',default=1)</text:p>
      <text:p text:style-name="P66">########################## INCOHERENT INTEGRATION ### Entre 0 y 6 <text:s/>#######################################################################</text:p>
      <text:p text:style-name="P66">parser.add_argument('-ii',action='store',dest='i_integration',type=int,help='Data spectra tiene integraciones incoherentes entre \</text:p>
      <text:p text:style-name="P66"><text:tab/><text:tab/><text:tab/><text:tab/><text:tab/><text:tab/><text:tab/><text:tab/><text:tab/>0 y 6. Por defecto, se esta ingresando 0',default=0)</text:p>
      <text:p text:style-name="P66"><text:soft-page-break/>########################## ONLINE OR OFFLINE<text:tab/>###########################################################################################</text:p>
      <text:p text:style-name="P66">parser.add_argument('-online',action='store',dest='online',type=int,help='Operacion 0 Off-line 1 On-Line\</text:p>
      <text:p text:style-name="P66"><text:tab/><text:tab/><text:tab/><text:tab/><text:tab/><text:tab/><text:tab/><text:tab/><text:tab/><text:tab/>.Por defecto, se esta ingresando 0(off Line) ',default=0)</text:p>
      <text:p text:style-name="P66">########################## CODIGO - INPUT ################################################################################################</text:p>
      <text:p text:style-name="P66">parser.add_argument('-code',action='store',dest='code_seleccionado',type=int,help='Code de Tx para generar en estacion \</text:p>
      <text:p text:style-name="P66"><text:tab/><text:tab/><text:tab/><text:tab/><text:tab/><text:tab/><text:tab/><text:tab/><text:tab/><text:tab/><text:tab/>de Rx Spectro 0,1,2. Por defecto, se esta ingresando 0(Ancon)',default=0)</text:p>
      <text:p text:style-name="P66">########################## DAY- SELECCION ################################################################################################</text:p>
      <text:p text:style-name="P66">yesterday = datetime.datetime.now() - datetime.timedelta(days=1)</text:p>
      <text:p text:style-name="P66">daybefore= yesterday.strftime("%Y/%m/%d")</text:p>
      <text:p text:style-name="P66">today = datetime.datetime.now().strftime("%Y/%m/%d")</text:p>
      <text:p text:style-name="P66">parser.add_argument('-date',action='store',dest='date_seleccionado',help='Seleccionar fecha si es OFFLINE se ingresa \</text:p>
      <text:p text:style-name="P66"><text:tab/><text:tab/><text:tab/><text:tab/><text:tab/><text:tab/><text:tab/>la fecha con el dia deseado. Por defecto, considera el dia anterior',default=daybefore)</text:p>
      <text:p text:style-name="P66">######################### TIME- SELECCION ################################################################################################</text:p>
      <text:p text:style-name="P66">parser.add_argument('-startTime',action='store',dest='time_start',help='Ingresar tiempo de inicio, formato 00:00:00 entre comillas',default="00:00:00")</text:p>
      <text:p text:style-name="P66">parser.add_argument('-endTime',action='store',dest='time_end',help='Ingresar tiempo de fin, formato 23:59:59 entre comillas',default="23:59:59")</text:p>
      <text:p text:style-name="P66"/>
      <text:p text:style-name="P66">########################## LOCATION AND ORIENTATION ####################################################################################################</text:p>
      <text:p text:style-name="P66">parser.add_argument('-lo',action='store',dest='lo_seleccionado',type=int,help='Parametro para establecer la ubicacion de la estacion de Rx y su orientacion.\</text:p>
      <text:p text:style-name="P66"><text:tab/><text:tab/><text:tab/><text:tab/><text:tab/><text:tab/><text:tab/><text:tab/><text:tab/><text:tab/>Example: XA<text:tab/>----- X: Es el primer valor determina la ubicacion de la estacion. A: Es \</text:p>
      <text:p text:style-name="P66"><text:tab/><text:tab/><text:tab/><text:tab/><text:tab/><text:tab/><text:tab/><text:tab/><text:tab/><text:tab/><text:tab/><text:tab/> <text:s/>el segundo valor determina la orientacion N45O o N45E. <text:s/>\</text:p>
      <text:p text:style-name="P66"><text:tab/><text:tab/><text:tab/><text:tab/><text:tab/><text:tab/><text:tab/><text:tab/><text:tab/><text:tab/><text:tab/><text:tab/><text:tab/>11: JRO-N450, 12: JRO-N45E \</text:p>
      <text:p text:style-name="P66"><text:tab/><text:tab/><text:tab/><text:tab/><text:tab/><text:tab/><text:tab/><text:tab/><text:tab/><text:tab/><text:tab/><text:tab/><text:tab/><text:tab/> <text:s/>21: HYO-N45O, 22: HYO-N45E',default=11)</text:p>
      <text:p text:style-name="P66"/>
      <text:p text:style-name="P66">########################## CHANNEL ########################################################################################################</text:p>
      <text:p text:style-name="P66"><text:soft-page-break/>parser.add_argument('-ch',action='store',dest='ch_seleccionado',type=int,help=' Seleccion de Canal entre 0 y 1',default=0)</text:p>
      <text:p text:style-name="P66">###########################################################################################################################################</text:p>
      <text:p text:style-name="P66"/>
      <text:p text:style-name="P66">results<text:tab/> = parser.parse_args()</text:p>
      <text:p text:style-name="P66">path<text:tab/><text:tab/> = str(results.path_lectura)</text:p>
      <text:p text:style-name="P66">freq<text:tab/><text:tab/> = results.f_freq</text:p>
      <text:p text:style-name="P66">campaign<text:tab/>= results.c_campaign</text:p>
      <text:p text:style-name="P66">inc_int<text:tab/> = results.i_integration</text:p>
      <text:p text:style-name="P66">online<text:tab/><text:tab/> = (results.online)</text:p>
      <text:p text:style-name="P66">code<text:tab/><text:tab/> = int(results.code_seleccionado)</text:p>
      <text:p text:style-name="P66">date<text:tab/><text:tab/> = results.date_seleccionado</text:p>
      <text:p text:style-name="P66">time_start = results.time_start</text:p>
      <text:p text:style-name="P66">time_end<text:tab/>= results.time_end</text:p>
      <text:p text:style-name="P66">lo<text:tab/><text:tab/><text:tab/>= results.lo_seleccionado</text:p>
      <text:p text:style-name="P66">channel<text:tab/> = results.ch_seleccionado</text:p>
      <text:p text:style-name="P66"/>
      <text:p text:style-name="P66"/>
      <text:p text:style-name="P66">nProfiles = 100</text:p>
      <text:p text:style-name="P66">nFFT<text:tab/><text:tab/>= 100</text:p>
      <text:p text:style-name="P66">set<text:tab/><text:tab/> = 0</text:p>
      <text:p text:style-name="P66"/>
      <text:p text:style-name="P66">if campaign == 1:</text:p>
      <text:p text:style-name="P66"><text:tab/>nProfiles = 600</text:p>
      <text:p text:style-name="P66"><text:tab/>nFFT = 600</text:p>
      <text:p text:style-name="P66"><text:tab/>inc_int = 0</text:p>
      <text:p text:style-name="P66">if online == 1:</text:p>
      <text:p text:style-name="P66"><text:tab/>date = today</text:p>
      <text:p text:style-name="P66"><text:tab/>time_start= "00:00:00"</text:p>
      <text:p text:style-name="P66"><text:tab/>time_end <text:s/>= "23:59:59"</text:p>
      <text:p text:style-name="P66"><text:tab/>set = None</text:p>
      <text:p text:style-name="P66"/>
      <text:p text:style-name="P66">ngraph= 1</text:p>
      <text:p text:style-name="P66">if channel==0:</text:p>
      <text:p text:style-name="P66"><text:tab/>c_web = 6</text:p>
      <text:p text:style-name="P66">else:</text:p>
      <text:p text:style-name="P66"><text:tab/>c_web=8</text:p>
      <text:p text:style-name="P66"/>
      <text:p text:style-name="P66">if freq &lt;3:</text:p>
      <text:p text:style-name="P66"><text:tab/>ngraph= 0</text:p>
      <text:p text:style-name="P66"><text:tab/>if channel==0:</text:p>
      <text:p text:style-name="P66"><text:tab/><text:tab/>c_web=5</text:p>
      <text:p text:style-name="P66"><text:tab/>else:</text:p>
      <text:p text:style-name="P66"><text:tab/><text:tab/>c_web=7</text:p>
      <text:p text:style-name="P66"/>
      <text:p text:style-name="P66">if lo%10==1:</text:p>
      <text:p text:style-name="P66"><text:tab/>status_figpath= True</text:p>
      <text:p text:style-name="P66">else:</text:p>
      <text:p text:style-name="P66"><text:tab/>status_figpath= False</text:p>
      <text:p text:style-name="P66"/>
      <text:p text:style-name="P66">setupF<text:tab/>= freq</text:p>
      <text:p text:style-name="P66">setradarF= freq*10**6</text:p>
      <text:p text:style-name="P66"><text:soft-page-break/>numberF <text:s/>= int(freq*10**3)</text:p>
      <text:p text:style-name="P66">c_freq<text:tab/>= int(freq*10**2)</text:p>
      <text:p text:style-name="P66">number<text:tab/>= str(numberF)</text:p>
      <text:p text:style-name="P66">lo_n=lo/10</text:p>
      <text:p text:style-name="P66">lo_0=lo_n*10+1</text:p>
      <text:p text:style-name="P66">lo_1=lo_0+1</text:p>
      <text:p text:style-name="P66"/>
      <text:p text:style-name="P66">print "Path",path</text:p>
      <text:p text:style-name="P66">print "Frecuencia en Mhz",freq</text:p>
      <text:p text:style-name="P66">print "Freq_setup",freq</text:p>
      <text:p text:style-name="P66">print "Freq_setradar",setradarF</text:p>
      <text:p text:style-name="P66">print "Freq_number", numberF</text:p>
      <text:p text:style-name="P66">print "c_freq", c_freq</text:p>
      <text:p text:style-name="P66">print "Mode Campaign" ,campaign</text:p>
      <text:p text:style-name="P66">print "nProfiles",nProfiles</text:p>
      <text:p text:style-name="P66">print "nFFT",nFFT</text:p>
      <text:p text:style-name="P66">print "Incoherent integration",inc_int</text:p>
      <text:p text:style-name="P66">print "Online",online</text:p>
      <text:p text:style-name="P66">print "Code",code</text:p>
      <text:p text:style-name="P66">print "Date",date</text:p>
      <text:p text:style-name="P66">print "Time_start", time_start</text:p>
      <text:p text:style-name="P66">print "Time_end" <text:s/>, time_end</text:p>
      <text:p text:style-name="P66">print "ngraph",ngraph</text:p>
      <text:p text:style-name="P66">print "set",set</text:p>
      <text:p text:style-name="P66">print "Location&amp;orientation",lo</text:p>
      <text:p text:style-name="P66">print "Channel",channel</text:p>
      <text:p text:style-name="P66">print "REVISAR LA LINEA DE EJEMPLO EN EL ARCHIVO EN CASO PROBLEMAS DE EJECUCION"</text:p>
      <text:p text:style-name="P66"/>
      <text:p text:style-name="P66">time.sleep(1)</text:p>
      <text:p text:style-name="P66"/>
      <text:p text:style-name="P66">#-----------------------------------------------------------------------------------------------------#</text:p>
      <text:p text:style-name="P66">#-------------------------PATH-PDATA-------------------------------------</text:p>
      <text:p text:style-name="P66">#path='/media/igp-114/PROCDATA/'</text:p>
      <text:p text:style-name="P66">#-----------------------------PATH-graficos-----------------------------------#</text:p>
      <text:p text:style-name="P66">if status_figpath== True:</text:p>
      <text:p text:style-name="P66"><text:tab/>figpath='/home/hfuser/RTDI/graphics_schain/sp'+str(code)+'1_f'+str(ngraph)+'/'</text:p>
      <text:p text:style-name="P66">else:</text:p>
      <text:p text:style-name="P66"><text:tab/>figpath='/home/hfuser/RTDI_B/graphics_schain/sp'+str(code)+'1_f'+str(ngraph)+'/'</text:p>
      <text:p text:style-name="P66"/>
      <text:p text:style-name="P66">figpath = path + "/Figures/graphics_schain/sp"+str(code)+'1_f'+str(ngraph)+'/'</text:p>
      <text:p text:style-name="P66">print "figpath******************",figpath</text:p>
      <text:p text:style-name="P66"/>
      <text:p text:style-name="P66">#parampath = '/home/ci-81/Documents/JRO_CAMPAIGN_ALEJANDRO/Refactor/sp'+str(code)+'1_f'+str(ngraph)+'/param/'</text:p>
      <text:p text:style-name="P66">parampath = '/home/ci-81/Pictures/GRAPHICS_SCHAIN_JRO_A/sp'+str(code)+'1_f'+str(ngraph)+'/MomentData/'</text:p>
      <text:p text:style-name="P66"/>
      <text:p text:style-name="P66">#---------------------------------------------------------------------------#</text:p>
      <text:p text:style-name="P66">readUnitConfObj = controllerObj.addReadUnit(datatype = 'HFParamReader',</text:p>
      <text:p text:style-name="P66"><text:soft-page-break/><text:tab/><text:tab/><text:tab/><text:tab/><text:tab/><text:tab/><text:tab/><text:tab/><text:tab/><text:tab/><text:tab/><text:tab/><text:tab/><text:tab/>path<text:tab/> <text:s/>= parampath,</text:p>
      <text:p text:style-name="P66"><text:tab/><text:tab/><text:tab/><text:tab/><text:tab/><text:tab/><text:tab/><text:tab/><text:tab/><text:tab/><text:tab/><text:tab/><text:tab/><text:tab/>startDate= date,<text:tab/>#'2017/12/31',# 2017/11/14 date</text:p>
      <text:p text:style-name="P66"><text:tab/><text:tab/><text:tab/><text:tab/><text:tab/><text:tab/><text:tab/><text:tab/><text:tab/><text:tab/><text:tab/><text:tab/><text:tab/><text:tab/>endDate <text:s/>= date,<text:tab/>#'2017/12/31',#date 2017/11/14</text:p>
      <text:p text:style-name="P66"><text:tab/><text:tab/><text:tab/><text:tab/><text:tab/><text:tab/><text:tab/><text:tab/><text:tab/><text:tab/><text:tab/><text:tab/><text:tab/><text:tab/>code<text:tab/> <text:s/>= code,</text:p>
      <text:p text:style-name="P66"><text:tab/> <text:s/><text:tab/><text:tab/><text:tab/><text:tab/><text:tab/><text:tab/><text:tab/><text:tab/><text:tab/><text:tab/><text:tab/><text:tab/><text:tab/>frequency= setupF,</text:p>
      <text:p text:style-name="P66"><text:tab/><text:tab/><text:tab/><text:tab/><text:tab/><text:tab/><text:tab/><text:tab/><text:tab/><text:tab/><text:tab/><text:tab/><text:tab/><text:tab/>campaign = campaign,</text:p>
      <text:p text:style-name="P66"><text:tab/><text:tab/><text:tab/><text:tab/><text:tab/><text:tab/><text:tab/><text:tab/><text:tab/><text:tab/><text:tab/><text:tab/><text:tab/><text:tab/>inc_int <text:s/>= inc_int,</text:p>
      <text:p text:style-name="P66"><text:tab/><text:tab/><text:tab/><text:tab/><text:tab/><text:tab/><text:tab/><text:tab/><text:tab/><text:tab/><text:tab/><text:tab/><text:tab/><text:tab/>startTime= time_start,</text:p>
      <text:p text:style-name="P66"><text:tab/><text:tab/><text:tab/><text:tab/><text:tab/><text:tab/><text:tab/><text:tab/><text:tab/><text:tab/><text:tab/><text:tab/><text:tab/><text:tab/>endTime <text:s/>= time_end,</text:p>
      <text:p text:style-name="P66"><text:tab/><text:tab/><text:tab/><text:tab/><text:tab/><text:tab/><text:tab/><text:tab/><text:tab/><text:tab/><text:tab/><text:tab/><text:tab/><text:tab/>online<text:tab/>= online,</text:p>
      <text:p text:style-name="P66"><text:tab/><text:tab/><text:tab/><text:tab/><text:tab/><text:tab/><text:tab/><text:tab/><text:tab/><text:tab/><text:tab/><text:tab/><text:tab/><text:tab/>set<text:tab/><text:tab/>= 0,</text:p>
      <text:p text:style-name="P66"><text:tab/><text:tab/><text:tab/><text:tab/><text:tab/><text:tab/><text:tab/><text:tab/><text:tab/><text:tab/><text:tab/><text:tab/><text:tab/><text:tab/>delay<text:tab/> = 0,</text:p>
      <text:p text:style-name="P66"><text:tab/><text:tab/><text:tab/><text:tab/><text:tab/><text:tab/><text:tab/><text:tab/><text:tab/><text:tab/><text:tab/><text:tab/><text:tab/><text:tab/>walk<text:tab/> <text:s/>= 1,</text:p>
      <text:p text:style-name="P66"><text:tab/><text:tab/><text:tab/><text:tab/><text:tab/><text:tab/><text:tab/><text:tab/><text:tab/><text:tab/><text:tab/><text:tab/><text:tab/><text:tab/>timezone = -5*3600</text:p>
      <text:p text:style-name="P66"><text:tab/><text:tab/><text:tab/><text:tab/><text:tab/><text:tab/><text:tab/><text:tab/><text:tab/><text:tab/><text:tab/><text:tab/><text:tab/><text:tab/>)</text:p>
      <text:p text:style-name="P66">readUnitConfObj.addParameter(name='blocksPerFile', value='10', format='int')</text:p>
      <text:p text:style-name="P66"/>
      <text:p text:style-name="P66">procUnitConfObj1 = controllerObj.addProcUnit(datatype='ParametersProc',inputId=readUnitConfObj.getId())</text:p>
      <text:p text:style-name="P66">procUnitConfObj1.addParameter(name='nProfiles', value=nFFT, format='int')</text:p>
      <text:p text:style-name="P66">procUnitConfObj1.addParameter(name='pairsList', value='(0,1)', format='pairsList')</text:p>
      <text:p text:style-name="P66"/>
      <text:p text:style-name="P66">procUnitConfObj2= controllerObj.addProcUnit(datatype='ImageProc',inputId=procUnitConfObj1.getId())</text:p>
      <text:p text:style-name="P66">procUnitConfObj2.addParameter(name='channel', value=str(channel), format='int')</text:p>
      <text:p text:style-name="P66">procUnitConfObj2.addParameter(name='threshv', value='0.1', format='float')</text:p>
      <text:p text:style-name="P66">#procUnitConfObj2.addParameter(name='E_Region', value='1', format='bool')</text:p>
      <text:p text:style-name="P66"/>
      <text:p text:style-name="P66">opObj11= procUnitConfObj2.addOperation(name='ImageWriter',optype='other')</text:p>
      <text:p text:style-name="P66">opObj11.addParameter(name='blocksPerFile', value=blocksPerFile, format='int') ####default 1424 y por test de operacion continua 10 segundos 1440*6 =8640</text:p>
      <text:p text:style-name="P66">opObj11.addParameter(name='standard', value='1', format='bool')</text:p>
      <text:p text:style-name="P66">opObj11.addParameter(name='c_station_o', value=str(lo), format='str')</text:p>
      <text:p text:style-name="P66">opObj11.addParameter(name='c_freq', value=str(c_freq), format='str')</text:p>
      <text:p text:style-name="P66">opObj11.addParameter(name='c_cod_Tx', value=str(code), format='str')</text:p>
      <text:p text:style-name="P66"><text:soft-page-break/>opObj11.addParameter(name='c_ch', value=str(channel), format='str')</text:p>
      <text:p text:style-name="P66">opObj11.addParameter(name='path',value=figpath,format='str')</text:p>
      <text:p text:style-name="P66"/>
      <text:p text:style-name="P66">opObj11 = procUnitConfObj2.addOperation(name='RTDIPlot', optype='other')</text:p>
      <text:p text:style-name="P66">opObj11.addParameter(name='id', value='402', format='int')</text:p>
      <text:p text:style-name="P66">opObj11.addParameter(name='xmin', value='17', format='int')</text:p>
      <text:p text:style-name="P66">opObj11.addParameter(name='xmax', value='22', format='int')</text:p>
      <text:p text:style-name="P66"># opObj11.addParameter(name='ymin', value='500', format='int')</text:p>
      <text:p text:style-name="P66"># opObj11.addParameter(name='ymax', value='1000', format='int')</text:p>
      <text:p text:style-name="P66">#opObj11.addParameter(name='figfile', value="Test", format='str') # Tiene menos importancia que standard, si standard es True, este argumento se ignora</text:p>
      <text:p text:style-name="P66">#opObj11.addParameter(name='show', value='1', format='bool')</text:p>
      <text:p text:style-name="P66">opObj11.addParameter(name='save', value='1', format='bool')</text:p>
      <text:p text:style-name="P66">opObj11.addParameter(name='figpath', value=figpath, format='str')</text:p>
      <text:p text:style-name="P66">opObj11.addParameter(name='ext', value='.png', format='str')</text:p>
      <text:p text:style-name="P66">opObj11.addParameter(name='standard', value='1', format='bool')</text:p>
      <text:p text:style-name="P66">opObj11.addParameter(name='c_station_o', value=str(lo), format='str')</text:p>
      <text:p text:style-name="P66">opObj11.addParameter(name='c_web', value=str(c_web), format='str')</text:p>
      <text:p text:style-name="P66">opObj11.addParameter(name='c_freq', value=str(c_freq), format='str')</text:p>
      <text:p text:style-name="P66">opObj11.addParameter(name='c_cod_Tx', value=str(code), format='str')</text:p>
      <text:p text:style-name="P66">opObj11.addParameter(name='c_ch', value=str(channel), format='str')</text:p>
      <text:p text:style-name="P66"/>
      <text:p text:style-name="P66"># print "Escribiendo el archivo XML"</text:p>
      <text:p text:style-name="P66"># controllerObj.writeXml(filename)</text:p>
      <text:p text:style-name="P66"># print "Leyendo el archivo XML"</text:p>
      <text:p text:style-name="P66"># controllerObj.readXml(filename)</text:p>
      <text:p text:style-name="P66"/>
      <text:p text:style-name="P66">controllerObj.createObjects()</text:p>
      <text:p text:style-name="P66">controllerObj.connectObjects()</text:p>
      <text:p text:style-name="P66"/>
      <text:p text:style-name="P66">#timeit.timeit('controllerObj.run()', number=2)</text:p>
      <text:p text:style-name="P66"/>
      <text:p text:style-name="P66">controllerObj.run()</text:p>
      <text:p text:style-name="P66"/>
      <text:p text:style-name="P66"/>
      <text:p text:style-name="P10">CONCLUSIONES</text:p>
      <text:list xml:id="list164025552422385" text:continue-list="list2802175974522905583" text:style-name="L1">
        <text:list-header>
          <text:p text:style-name="P72">La principal conclusión del presente mes es que se redujó en más de 100 veces el espacio ocupado por un día de datos en Campaña y que se mejoró considerablemente la velocidad de los scripts de ploteo de HF logrando que ya no sea necesario tener dos Pcs en cada estación(RTDI y adquisición). Falta hacer más pruebas en campaña para ver si efectivamente se puede lograr todo el procesamiento y ploteo con una sola PC.</text:p>
        </text:list-header>
      </text:list>
      <text:p text:style-name="P71"/>
      <text:p text:style-name="P71"/>
      <text:p text:style-name="P10">RECOMENDACIONES</text:p>
      <text:p text:style-name="P67">Se recomienda mantener una capacitación/recomendación constante al personal acerca de las buenas prácticas en el desarrollo de software tales como la creación de documentación y comentarios, ya que así hacen mucho más eficiente la labor de los posteriores desarrolladores, ya que sin documentación ni comentarios, como es el caso de Schain, los nuevos desarrolladores tienen que leer línea por línea casi todo el código que usa el sistema del proyecto en el que participan, lo que toma bastante tiempo en proyectos de software relativamente grandes como Schai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PE" style:font-name-asian="Arial3" style:font-family-asian="Arial" style:font-family-generic-asian="system" style:font-pitch-asian="variable" style:language-asian="es" style:country-asian="PE" style:font-name-complex="Arial3" style:font-family-complex="Arial" style:font-family-generic-complex="system" style:font-pitch-complex="variable" style:language-complex="es" style:country-complex="P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2.0319in" fo:margin-right="0in" fo:text-indent="-1.0571in"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0984in" fo:margin-right="0in" fo:text-indent="-0.25in" style:auto-text-indent="false"/>
    </style:style>
    <style:style style:name="Table_20_Paragraph" style:display-name="Table Paragraph" style:family="paragraph" style:parent-style-name="Standard" style:default-outline-level=""/>
    <style:style style:name="Párrafo_20_de_20_lista" style:display-name="Párrafo de lista" style:family="paragraph" style:parent-style-name="Standard">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1pt" fo:language="es" fo:country="PE" style:font-name-asian="Symbol1" style:font-family-asian="Symbol" style:font-family-generic-asian="system" style:font-pitch-asian="variable" style:font-size-asian="11pt" style:language-asian="es" style:country-asian="PE" style:font-name-complex="Symbol1" style:font-family-complex="Symbol" style:font-family-generic-complex="system" style:font-pitch-complex="variable" style:font-size-complex="11pt" style:language-complex="es" style:country-complex="PE" style:text-scale="100%"/>
    </style:style>
    <style:style style:name="ListLabel_20_2" style:display-name="ListLabel 2" style:family="text">
      <style:text-properties fo:font-size="11pt" fo:language="es" fo:country="PE" style:font-name-asian="Courier New1" style:font-family-asian="'Courier New'" style:font-family-generic-asian="system" style:font-pitch-asian="variable" style:font-size-asian="11pt" style:language-asian="es" style:country-asian="PE" style:font-name-complex="Courier New1" style:font-family-complex="'Courier New'" style:font-family-generic-complex="system" style:font-pitch-complex="variable" style:font-size-complex="11pt" style:language-complex="es" style:country-complex="PE" style:text-scale="100%"/>
    </style:style>
    <style:style style:name="ListLabel_20_3" style:display-name="ListLabel 3" style:family="text">
      <style:text-properties fo:language="es" fo:country="PE" style:language-asian="es" style:country-asian="PE" style:language-complex="es" style:country-complex="PE"/>
    </style:style>
    <style:style style:name="ListLabel_20_4" style:display-name="ListLabel 4" style:family="text">
      <style:text-properties fo:language="es" fo:country="PE" style:language-asian="es" style:country-asian="PE" style:language-complex="es" style:country-complex="PE"/>
    </style:style>
    <style:style style:name="ListLabel_20_5" style:display-name="ListLabel 5" style:family="text">
      <style:text-properties fo:language="es" fo:country="PE" style:language-asian="es" style:country-asian="PE" style:language-complex="es" style:country-complex="PE"/>
    </style:style>
    <style:style style:name="ListLabel_20_6" style:display-name="ListLabel 6" style:family="text">
      <style:text-properties fo:language="es" fo:country="PE" style:language-asian="es" style:country-asian="PE" style:language-complex="es" style:country-complex="PE"/>
    </style:style>
    <style:style style:name="ListLabel_20_7" style:display-name="ListLabel 7" style:family="text">
      <style:text-properties fo:language="es" fo:country="PE" style:language-asian="es" style:country-asian="PE" style:language-complex="es" style:country-complex="PE"/>
    </style:style>
    <style:style style:name="ListLabel_20_8" style:display-name="ListLabel 8" style:family="text">
      <style:text-properties fo:language="es" fo:country="PE" style:language-asian="es" style:country-asian="PE" style:language-complex="es" style:country-complex="PE"/>
    </style:style>
    <style:style style:name="ListLabel_20_9" style:display-name="ListLabel 9" style:family="text">
      <style:text-properties fo:language="es" fo:country="PE" style:language-asian="es" style:country-asian="PE" style:language-complex="es" style:country-complex="PE"/>
    </style:style>
    <style:style style:name="ListLabel_20_10" style:display-name="ListLabel 10" style:family="text">
      <style:text-properties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984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0984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6437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7374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28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8307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378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92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1.0835in" fo:margin-right="1.16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 Carhuavilca Garcia</meta:initial-creator>
    <meta:editing-cycles>59</meta:editing-cycles>
    <meta:creation-date>2018-10-17T21:07:00</meta:creation-date>
    <dc:date>2019-06-18T16:40:25.309578588</dc:date>
    <meta:editing-duration>P2DT5H29M9S</meta:editing-duration>
    <meta:generator>LibreOffice/5.1.6.2$Linux_X86_64 LibreOffice_project/10m0$Build-2</meta:generator>
    <meta:print-date>2019-03-14T16:33:16.491066301</meta:print-date>
    <meta:document-statistic meta:table-count="0" meta:image-count="0" meta:object-count="0" meta:page-count="21" meta:paragraph-count="659" meta:word-count="3970" meta:character-count="42962" meta:non-whitespace-character-count="38248"/>
    <meta:user-defined meta:name="AppVersion">16.0000</meta:user-defined>
    <meta:user-defined meta:name="Created" meta:value-type="date">2016-06-0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0-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